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Courier New1" svg:font-family="'Courier New'" style:font-family-generic="modern" style:font-pitch="fixed"/>
    <style:font-face style:name="Andale Mono" svg:font-family="'Andale Mono'" style:font-pitch="variable"/>
    <style:font-face style:name="Andale Mono1" svg:font-family="'Andale Mono'" style:font-adornments="Regular" style:font-pitch="variable"/>
    <style:font-face style:name="Liberation Serif1" svg:font-family="'Liberation Serif'"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187cm" style:rel-column-width="4576*"/>
    </style:style>
    <style:style style:name="Table2.B" style:family="table-column">
      <style:table-column-properties style:column-width="2.104cm" style:rel-column-width="8111*"/>
    </style:style>
    <style:style style:name="Table2.C" style:family="table-column">
      <style:table-column-properties style:column-width="2.203cm" style:rel-column-width="8492*"/>
    </style:style>
    <style:style style:name="Table2.D" style:family="table-column">
      <style:table-column-properties style:column-width="2.81cm" style:rel-column-width="10831*"/>
    </style:style>
    <style:style style:name="Table2.E" style:family="table-column">
      <style:table-column-properties style:column-width="3.205cm" style:rel-column-width="12354*"/>
    </style:style>
    <style:style style:name="Table2.F" style:family="table-column">
      <style:table-column-properties style:column-width="2.702cm" style:rel-column-width="10417*"/>
    </style:style>
    <style:style style:name="Table2.G" style:family="table-column">
      <style:table-column-properties style:column-width="2.79cm" style:rel-column-width="10754*"/>
    </style:style>
    <style:style style:name="Table2.A1" style:family="table-cell">
      <style:table-cell-properties style:vertical-align="middle"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none" fo:border-top="none" fo:border-bottom="0.05pt solid #000000"/>
    </style:style>
    <style:style style:name="Table2.G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none" fo:border-top="none" fo:border-bottom="0.05pt solid #000000"/>
    </style:style>
    <style:style style:name="Table2.G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none" fo:border-top="none" fo:border-bottom="0.05pt solid #000000"/>
    </style:style>
    <style:style style:name="Table2.G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none" fo:border-top="none" fo:border-bottom="0.05pt solid #000000"/>
    </style:style>
    <style:style style:name="Table2.F6" style:family="table-cell">
      <style:table-cell-properties fo:padding="0.097cm" fo:border-left="0.05pt solid #000000" fo:border-right="none" fo:border-top="none" fo:border-bottom="0.05pt solid #000000"/>
    </style:style>
    <style:style style:name="Table2.G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none" fo:border-top="none" fo:border-bottom="0.05pt solid #000000"/>
    </style:style>
    <style:style style:name="Table2.F7" style:family="table-cell">
      <style:table-cell-properties fo:padding="0.097cm" fo:border-left="0.05pt solid #000000" fo:border-right="none" fo:border-top="none" fo:border-bottom="0.05pt solid #000000"/>
    </style:style>
    <style:style style:name="Table2.G7" style:family="table-cell">
      <style:table-cell-properties fo:padding="0.097cm" fo:border-left="0.05pt solid #000000" fo:border-right="0.05pt solid #000000" fo:border-top="none" fo:border-bottom="0.05pt solid #000000"/>
    </style:style>
    <style:style style:name="Table3" style:family="table">
      <style:table-properties style:width="9.305cm" table:align="left"/>
    </style:style>
    <style:style style:name="Table3.A" style:family="table-column">
      <style:table-column-properties style:column-width="1.187cm"/>
    </style:style>
    <style:style style:name="Table3.B" style:family="table-column">
      <style:table-column-properties style:column-width="2.104cm"/>
    </style:style>
    <style:style style:name="Table3.C" style:family="table-column">
      <style:table-column-properties style:column-width="2.706cm"/>
    </style:style>
    <style:style style:name="Table3.D" style:family="table-column">
      <style:table-column-properties style:column-width="3.307cm"/>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A3" style:family="table-cell">
      <style:table-cell-properties style:vertical-align="middle"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1.302cm" style:rel-column-width="5018*"/>
    </style:style>
    <style:style style:name="Table4.B" style:family="table-column">
      <style:table-column-properties style:column-width="2.205cm" style:rel-column-width="8499*"/>
    </style:style>
    <style:style style:name="Table4.C" style:family="table-column">
      <style:table-column-properties style:column-width="3.087cm" style:rel-column-width="11899*"/>
    </style:style>
    <style:style style:name="Table4.D" style:family="table-column">
      <style:table-column-properties style:column-width="2.999cm" style:rel-column-width="11559*"/>
    </style:style>
    <style:style style:name="Table4.E" style:family="table-column">
      <style:table-column-properties style:column-width="3.411cm" style:rel-column-width="13150*"/>
    </style:style>
    <style:style style:name="Table4.F" style:family="table-column">
      <style:table-column-properties style:column-width="3.997cm" style:rel-column-width="15410*"/>
    </style:style>
    <style:style style:name="Table4.A1" style:family="table-cell">
      <style:table-cell-properties style:vertical-align="middle"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none" fo:border-top="none" fo:border-bottom="0.05pt solid #000000"/>
    </style:style>
    <style:style style:name="Table4.F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none" fo:border-top="none" fo:border-bottom="0.05pt solid #000000"/>
    </style:style>
    <style:style style:name="Table4.F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none" fo:border-top="none" fo:border-bottom="0.05pt solid #000000"/>
    </style:style>
    <style:style style:name="Table4.F5" style:family="table-cell">
      <style:table-cell-properties fo:padding="0.097cm" fo:border-left="0.05pt solid #000000" fo:border-right="0.05pt solid #000000"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none" fo:border-top="none" fo:border-bottom="0.05pt solid #000000"/>
    </style:style>
    <style:style style:name="Table4.E6" style:family="table-cell">
      <style:table-cell-properties fo:padding="0.097cm" fo:border-left="0.05pt solid #000000" fo:border-right="none" fo:border-top="none" fo:border-bottom="0.05pt solid #000000"/>
    </style:style>
    <style:style style:name="Table4.F6"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officeooo:rsid="001b98c0" officeooo:paragraph-rsid="001b98c0"/>
    </style:style>
    <style:style style:name="P2" style:family="paragraph" style:parent-style-name="Text_20_body">
      <style:text-properties fo:language="en" fo:country="US" officeooo:rsid="005e4fda" officeooo:paragraph-rsid="005e4fda"/>
    </style:style>
    <style:style style:name="P3" style:family="paragraph" style:parent-style-name="Text_20_body">
      <style:text-properties fo:language="en" fo:country="US" officeooo:rsid="00b62f2b" officeooo:paragraph-rsid="00b62f2b"/>
    </style:style>
    <style:style style:name="P4" style:family="paragraph" style:parent-style-name="Text_20_body">
      <style:text-properties fo:language="en" fo:country="US" officeooo:rsid="0063fe26" officeooo:paragraph-rsid="0063fe26"/>
    </style:style>
    <style:style style:name="P5" style:family="paragraph" style:parent-style-name="Text_20_body">
      <style:text-properties fo:language="en" fo:country="US" officeooo:rsid="00ca06e5" officeooo:paragraph-rsid="00ca06e5"/>
    </style:style>
    <style:style style:name="P6" style:family="paragraph" style:parent-style-name="Text_20_body">
      <style:text-properties officeooo:rsid="004f86c3" officeooo:paragraph-rsid="005075a6"/>
    </style:style>
    <style:style style:name="P7" style:family="paragraph" style:parent-style-name="Text_20_body">
      <style:text-properties officeooo:rsid="005075a6" officeooo:paragraph-rsid="005075a6"/>
    </style:style>
    <style:style style:name="P8" style:family="paragraph" style:parent-style-name="Text_20_body">
      <style:text-properties officeooo:rsid="005bdc00" officeooo:paragraph-rsid="005bdc00"/>
    </style:style>
    <style:style style:name="P9" style:family="paragraph" style:parent-style-name="Text_20_body">
      <style:paragraph-properties>
        <style:tab-stops/>
      </style:paragraph-properties>
      <style:text-properties officeooo:rsid="0063dd7b" officeooo:paragraph-rsid="0063dd7b"/>
    </style:style>
    <style:style style:name="P10" style:family="paragraph" style:parent-style-name="Text_20_body">
      <style:text-properties officeooo:rsid="006c11cf" officeooo:paragraph-rsid="006c11cf"/>
    </style:style>
    <style:style style:name="P11" style:family="paragraph" style:parent-style-name="Text_20_body">
      <style:text-properties officeooo:rsid="006f9459" officeooo:paragraph-rsid="006f9459"/>
    </style:style>
    <style:style style:name="P12" style:family="paragraph" style:parent-style-name="Text_20_body">
      <loext:graphic-properties draw:fill="none"/>
      <style:paragraph-properties fo:background-color="transparent"/>
      <style:text-properties officeooo:paragraph-rsid="0081e830"/>
    </style:style>
    <style:style style:name="P13" style:family="paragraph" style:parent-style-name="Text_20_body">
      <loext:graphic-properties draw:fill="none"/>
      <style:paragraph-properties fo:background-color="transparent"/>
      <style:text-properties officeooo:paragraph-rsid="00a01878"/>
    </style:style>
    <style:style style:name="P14" style:family="paragraph" style:parent-style-name="Text_20_body">
      <style:text-properties officeooo:rsid="00b78adb" officeooo:paragraph-rsid="00b78adb"/>
    </style:style>
    <style:style style:name="P15" style:family="paragraph" style:parent-style-name="Text_20_body">
      <style:text-properties officeooo:rsid="00739b62" officeooo:paragraph-rsid="00bc9a5a"/>
    </style:style>
    <style:style style:name="P16" style:family="paragraph" style:parent-style-name="Text_20_body">
      <style:text-properties officeooo:rsid="00bc9a5a" officeooo:paragraph-rsid="00bc9a5a"/>
    </style:style>
    <style:style style:name="P17" style:family="paragraph" style:parent-style-name="Text_20_body">
      <style:text-properties officeooo:rsid="007a7ad0" officeooo:paragraph-rsid="00a01878"/>
    </style:style>
    <style:style style:name="P18" style:family="paragraph" style:parent-style-name="Text_20_body">
      <style:text-properties officeooo:rsid="00bd79c5" officeooo:paragraph-rsid="00bd79c5"/>
    </style:style>
    <style:style style:name="P19" style:family="paragraph" style:parent-style-name="Text_20_body">
      <style:text-properties officeooo:rsid="00b9a012" officeooo:paragraph-rsid="00b9964b"/>
    </style:style>
    <style:style style:name="P20" style:family="paragraph" style:parent-style-name="Text_20_body">
      <style:text-properties officeooo:rsid="00b8becf" officeooo:paragraph-rsid="00b9964b"/>
    </style:style>
    <style:style style:name="P21" style:family="paragraph" style:parent-style-name="Text_20_body">
      <style:text-properties fo:font-size="10pt" officeooo:paragraph-rsid="00b78adb" style:font-size-asian="10pt" style:font-size-complex="10pt"/>
    </style:style>
    <style:style style:name="P22" style:family="paragraph" style:parent-style-name="Text_20_body">
      <style:text-properties fo:font-size="10pt" officeooo:paragraph-rsid="00e60f3f" style:font-size-asian="10pt" style:font-size-complex="10pt"/>
    </style:style>
    <style:style style:name="P23" style:family="paragraph" style:parent-style-name="Text_20_body">
      <style:text-properties fo:font-size="10pt" officeooo:paragraph-rsid="00f97cec" style:font-size-asian="10pt" style:font-size-complex="10pt"/>
    </style:style>
    <style:style style:name="P24" style:family="paragraph" style:parent-style-name="Text_20_body">
      <style:text-properties officeooo:rsid="00d4ecf4" officeooo:paragraph-rsid="00dbe1d2"/>
    </style:style>
    <style:style style:name="P25" style:family="paragraph" style:parent-style-name="Text_20_body">
      <style:text-properties officeooo:rsid="00a4d53b" officeooo:paragraph-rsid="00dbe1d2"/>
    </style:style>
    <style:style style:name="P26" style:family="paragraph" style:parent-style-name="Text_20_body">
      <style:text-properties officeooo:rsid="00dda6d6" officeooo:paragraph-rsid="00dda6d6"/>
    </style:style>
    <style:style style:name="P27" style:family="paragraph" style:parent-style-name="Text_20_body">
      <style:text-properties officeooo:rsid="00e96ece" officeooo:paragraph-rsid="00f97cec"/>
    </style:style>
    <style:style style:name="P28" style:family="paragraph" style:parent-style-name="Text_20_body">
      <style:text-properties officeooo:rsid="00f9dc54" officeooo:paragraph-rsid="00fe716f"/>
    </style:style>
    <style:style style:name="P29" style:family="paragraph" style:parent-style-name="Text_20_body">
      <style:text-properties officeooo:rsid="00f9dc54" officeooo:paragraph-rsid="0106a653"/>
    </style:style>
    <style:style style:name="P30" style:family="paragraph" style:parent-style-name="Title">
      <style:text-properties fo:language="en" fo:country="US" officeooo:paragraph-rsid="001b98c0"/>
    </style:style>
    <style:style style:name="P31" style:family="paragraph" style:parent-style-name="Table_20_Contents">
      <style:paragraph-properties fo:text-align="center" style:justify-single-word="false"/>
      <style:text-properties style:use-window-font-color="true" fo:font-size="9pt" fo:font-style="normal" officeooo:rsid="00cc8ee2" officeooo:paragraph-rsid="0113206b" style:font-size-asian="9pt" style:font-style-asian="normal" style:font-size-complex="9pt" style:font-style-complex="normal"/>
    </style:style>
    <style:style style:name="P32" style:family="paragraph" style:parent-style-name="Table_20_Contents">
      <style:paragraph-properties fo:text-align="center" style:justify-single-word="false"/>
      <style:text-properties style:use-window-font-color="true" fo:font-size="9pt" officeooo:rsid="0113206b" officeooo:paragraph-rsid="0113206b" style:font-size-asian="9pt" style:font-size-complex="9pt"/>
    </style:style>
    <style:style style:name="P33" style:family="paragraph" style:parent-style-name="Table_20_Contents">
      <style:paragraph-properties fo:text-align="center" style:justify-single-word="false"/>
      <style:text-properties fo:color="#ff0000" fo:font-size="9pt" officeooo:rsid="00a979ef" officeooo:paragraph-rsid="00a979ef" style:font-size-asian="9pt" style:font-size-complex="9pt"/>
    </style:style>
    <style:style style:name="P34" style:family="paragraph" style:parent-style-name="Table_20_Contents">
      <style:paragraph-properties fo:text-align="center" style:justify-single-word="false"/>
      <style:text-properties fo:color="#ff0000" fo:font-size="9pt" officeooo:rsid="00a979ef" officeooo:paragraph-rsid="00b5ffb3" style:font-size-asian="9pt" style:font-size-complex="9pt"/>
    </style:style>
    <style:style style:name="P35" style:family="paragraph" style:parent-style-name="Table_20_Contents">
      <style:paragraph-properties fo:text-align="center" style:justify-single-word="false"/>
      <style:text-properties fo:color="#ff0000" fo:font-size="9pt" officeooo:rsid="00a979ef" officeooo:paragraph-rsid="00cc8ee2" style:font-size-asian="9pt" style:font-size-complex="9pt"/>
    </style:style>
    <style:style style:name="P36" style:family="paragraph" style:parent-style-name="Table_20_Contents">
      <style:paragraph-properties fo:text-align="center" style:justify-single-word="false"/>
      <style:text-properties fo:color="#ff0000" fo:font-size="9pt" officeooo:rsid="00a979ef" officeooo:paragraph-rsid="00e60f3f" style:font-size-asian="9pt" style:font-size-complex="9pt"/>
    </style:style>
    <style:style style:name="P37" style:family="paragraph" style:parent-style-name="Table_20_Contents">
      <style:paragraph-properties fo:text-align="center" style:justify-single-word="false"/>
      <style:text-properties fo:font-size="9pt" officeooo:rsid="00a979ef" officeooo:paragraph-rsid="00a979ef" style:font-size-asian="9pt" style:font-size-complex="9pt"/>
    </style:style>
    <style:style style:name="P38" style:family="paragraph" style:parent-style-name="Table_20_Contents">
      <style:paragraph-properties fo:text-align="center" style:justify-single-word="false"/>
      <style:text-properties fo:font-size="9pt" officeooo:rsid="00a979ef" officeooo:paragraph-rsid="00e60f3f" style:font-size-asian="9pt" style:font-size-complex="9pt"/>
    </style:style>
    <style:style style:name="P39" style:family="paragraph" style:parent-style-name="Table_20_Contents">
      <style:paragraph-properties fo:text-align="center" style:justify-single-word="false"/>
      <style:text-properties fo:font-size="9pt" officeooo:rsid="00a979ef" officeooo:paragraph-rsid="00f97cec" style:font-size-asian="9pt" style:font-size-complex="9pt"/>
    </style:style>
    <style:style style:name="P40" style:family="paragraph" style:parent-style-name="Table_20_Contents">
      <style:paragraph-properties fo:text-align="center" style:justify-single-word="false"/>
      <style:text-properties fo:font-size="9pt" officeooo:rsid="00ac9e7a" officeooo:paragraph-rsid="00ac9e7a" style:font-size-asian="9pt" style:font-size-complex="9pt"/>
    </style:style>
    <style:style style:name="P41" style:family="paragraph" style:parent-style-name="Table_20_Contents">
      <style:paragraph-properties fo:text-align="center" style:justify-single-word="false"/>
      <style:text-properties fo:font-size="9pt" officeooo:rsid="00ac9e7a" officeooo:paragraph-rsid="00e60f3f" style:font-size-asian="9pt" style:font-size-complex="9pt"/>
    </style:style>
    <style:style style:name="P42" style:family="paragraph" style:parent-style-name="Table_20_Contents">
      <style:paragraph-properties fo:text-align="center" style:justify-single-word="false"/>
      <style:text-properties fo:font-size="9pt" officeooo:rsid="00ac9e7a" officeooo:paragraph-rsid="00f97cec" style:font-size-asian="9pt" style:font-size-complex="9pt"/>
    </style:style>
    <style:style style:name="P43" style:family="paragraph" style:parent-style-name="Table_20_Contents">
      <style:paragraph-properties fo:text-align="center" style:justify-single-word="false"/>
      <style:text-properties fo:font-size="9pt" officeooo:rsid="00ac9e7a" officeooo:paragraph-rsid="011182c6" style:font-size-asian="9pt" style:font-size-complex="9pt"/>
    </style:style>
    <style:style style:name="P44" style:family="paragraph" style:parent-style-name="Table_20_Contents">
      <style:paragraph-properties fo:text-align="center" style:justify-single-word="false"/>
      <style:text-properties fo:font-size="9pt" officeooo:rsid="00ab18ca" officeooo:paragraph-rsid="00ab18ca" style:font-size-asian="9pt" style:font-size-complex="9pt"/>
    </style:style>
    <style:style style:name="P45" style:family="paragraph" style:parent-style-name="Table_20_Contents">
      <style:paragraph-properties fo:text-align="center" style:justify-single-word="false"/>
      <style:text-properties fo:font-size="9pt" officeooo:rsid="00acb16f" officeooo:paragraph-rsid="00acb16f" style:font-size-asian="9pt" style:font-size-complex="9pt"/>
    </style:style>
    <style:style style:name="P46" style:family="paragraph" style:parent-style-name="Table_20_Contents">
      <style:paragraph-properties fo:text-align="center" style:justify-single-word="false"/>
      <style:text-properties fo:font-size="9pt" officeooo:rsid="00ade6c8" officeooo:paragraph-rsid="00ade6c8" style:font-size-asian="9pt" style:font-size-complex="9pt"/>
    </style:style>
    <style:style style:name="P47" style:family="paragraph" style:parent-style-name="Table_20_Contents">
      <style:paragraph-properties fo:text-align="center" style:justify-single-word="false"/>
      <style:text-properties fo:font-size="9pt" officeooo:rsid="00af44a2" officeooo:paragraph-rsid="00af44a2" style:font-size-asian="9pt" style:font-size-complex="9pt"/>
    </style:style>
    <style:style style:name="P48" style:family="paragraph" style:parent-style-name="Table_20_Contents">
      <style:paragraph-properties fo:text-align="center" style:justify-single-word="false"/>
      <style:text-properties fo:font-size="9pt" officeooo:rsid="00af44a2" officeooo:paragraph-rsid="00e60f3f" style:font-size-asian="9pt" style:font-size-complex="9pt"/>
    </style:style>
    <style:style style:name="P49" style:family="paragraph" style:parent-style-name="Table_20_Contents">
      <style:paragraph-properties fo:text-align="center" style:justify-single-word="false"/>
      <style:text-properties fo:font-size="9pt" officeooo:rsid="00af44a2" officeooo:paragraph-rsid="00f97cec" style:font-size-asian="9pt" style:font-size-complex="9pt"/>
    </style:style>
    <style:style style:name="P50" style:family="paragraph" style:parent-style-name="Table_20_Contents">
      <style:paragraph-properties fo:text-align="center" style:justify-single-word="false"/>
      <style:text-properties fo:font-size="9pt" officeooo:rsid="00af44a2" officeooo:paragraph-rsid="0113206b" style:font-size-asian="9pt" style:font-size-complex="9pt"/>
    </style:style>
    <style:style style:name="P51" style:family="paragraph" style:parent-style-name="Table_20_Contents">
      <style:paragraph-properties fo:text-align="center" style:justify-single-word="false"/>
      <style:text-properties fo:font-size="9pt" officeooo:rsid="00b1c9b0" officeooo:paragraph-rsid="00b1c9b0" style:font-size-asian="9pt" style:font-size-complex="9pt"/>
    </style:style>
    <style:style style:name="P52" style:family="paragraph" style:parent-style-name="Table_20_Contents">
      <style:paragraph-properties fo:text-align="center" style:justify-single-word="false"/>
      <style:text-properties fo:font-size="9pt" officeooo:rsid="00b1c9b0" officeooo:paragraph-rsid="00b2d96a" style:font-size-asian="9pt" style:font-size-complex="9pt"/>
    </style:style>
    <style:style style:name="P53" style:family="paragraph" style:parent-style-name="Table_20_Contents">
      <style:paragraph-properties fo:text-align="center" style:justify-single-word="false"/>
      <style:text-properties fo:font-size="9pt" officeooo:rsid="00b1c9b0" officeooo:paragraph-rsid="00b624dd" style:font-size-asian="9pt" style:font-size-complex="9pt"/>
    </style:style>
    <style:style style:name="P54" style:family="paragraph" style:parent-style-name="Table_20_Contents">
      <style:paragraph-properties fo:text-align="center" style:justify-single-word="false"/>
      <style:text-properties fo:font-size="9pt" officeooo:rsid="00b1c9b0" officeooo:paragraph-rsid="00e60f3f" style:font-size-asian="9pt" style:font-size-complex="9pt"/>
    </style:style>
    <style:style style:name="P55" style:family="paragraph" style:parent-style-name="Table_20_Contents">
      <style:paragraph-properties fo:text-align="center" style:justify-single-word="false"/>
      <style:text-properties fo:font-size="9pt" officeooo:rsid="0113206b" officeooo:paragraph-rsid="0113206b" style:font-size-asian="9pt" style:font-size-complex="9pt"/>
    </style:style>
    <style:style style:name="P56" style:family="paragraph" style:parent-style-name="Table_20_Contents">
      <style:paragraph-properties fo:text-align="center" style:justify-single-word="false"/>
      <style:text-properties fo:font-size="9pt" fo:font-style="normal" officeooo:rsid="00cc8ee2" officeooo:paragraph-rsid="00cc8ee2" style:font-size-asian="9pt" style:font-style-asian="normal" style:font-size-complex="9pt" style:font-style-complex="normal"/>
    </style:style>
    <style:style style:name="P57" style:family="paragraph" style:parent-style-name="Table_20_Contents">
      <style:paragraph-properties fo:text-align="center" style:justify-single-word="false"/>
      <style:text-properties fo:font-size="9pt" fo:font-style="normal" officeooo:rsid="00cc8ee2" officeooo:paragraph-rsid="00e60f3f" style:font-size-asian="9pt" style:font-style-asian="normal" style:font-size-complex="9pt" style:font-style-complex="normal"/>
    </style:style>
    <style:style style:name="P58" style:family="paragraph" style:parent-style-name="Table_20_Contents">
      <style:paragraph-properties fo:text-align="center" style:justify-single-word="false"/>
      <style:text-properties fo:font-size="9pt" fo:font-style="normal" officeooo:rsid="00cc8ee2" officeooo:paragraph-rsid="00f97cec" style:font-size-asian="9pt" style:font-style-asian="normal" style:font-size-complex="9pt" style:font-style-complex="normal"/>
    </style:style>
    <style:style style:name="P59" style:family="paragraph" style:parent-style-name="Table_20_Contents">
      <style:paragraph-properties fo:text-align="center" style:justify-single-word="false"/>
      <style:text-properties fo:font-size="9pt" fo:font-style="normal" officeooo:rsid="00cc8ee2" officeooo:paragraph-rsid="011490d1" style:font-size-asian="9pt" style:font-style-asian="normal" style:font-size-complex="9pt" style:font-style-complex="normal"/>
    </style:style>
    <style:style style:name="P60" style:family="paragraph" style:parent-style-name="Table_20_Contents">
      <style:paragraph-properties fo:text-align="center" style:justify-single-word="false"/>
      <style:text-properties fo:font-size="11pt" fo:font-weight="bold" officeooo:rsid="00aa1f57" officeooo:paragraph-rsid="00aa1f57" style:font-size-asian="11pt" style:font-weight-asian="bold" style:font-size-complex="11pt" style:font-weight-complex="bold"/>
    </style:style>
    <style:style style:name="P61" style:family="paragraph" style:parent-style-name="Table_20_Contents">
      <style:paragraph-properties fo:text-align="center" style:justify-single-word="false"/>
      <style:text-properties fo:font-size="11pt" fo:font-weight="bold" officeooo:rsid="00aa1f57" officeooo:paragraph-rsid="00e60f3f" style:font-size-asian="11pt" style:font-weight-asian="bold" style:font-size-complex="11pt" style:font-weight-complex="bold"/>
    </style:style>
    <style:style style:name="P62" style:family="paragraph" style:parent-style-name="Table_20_Contents">
      <style:paragraph-properties fo:text-align="center" style:justify-single-word="false"/>
      <style:text-properties fo:font-size="11pt" fo:font-weight="bold" officeooo:rsid="00aa1f57" officeooo:paragraph-rsid="00f97cec" style:font-size-asian="11pt" style:font-weight-asian="bold" style:font-size-complex="11pt" style:font-weight-complex="bold"/>
    </style:style>
    <style:style style:name="P63" style:family="paragraph" style:parent-style-name="Table_20_Contents">
      <style:paragraph-properties fo:text-align="center" style:justify-single-word="false"/>
      <style:text-properties fo:font-size="11pt" fo:font-weight="bold" officeooo:rsid="00a979ef" officeooo:paragraph-rsid="00a979ef" style:font-size-asian="11pt" style:font-weight-asian="bold" style:font-size-complex="11pt" style:font-weight-complex="bold"/>
    </style:style>
    <style:style style:name="P64" style:family="paragraph" style:parent-style-name="Table_20_Contents">
      <style:paragraph-properties fo:text-align="center" style:justify-single-word="false"/>
      <style:text-properties fo:font-size="11pt" fo:font-weight="bold" officeooo:rsid="00a979ef" officeooo:paragraph-rsid="00e60f3f" style:font-size-asian="11pt" style:font-weight-asian="bold" style:font-size-complex="11pt" style:font-weight-complex="bold"/>
    </style:style>
    <style:style style:name="P65" style:family="paragraph" style:parent-style-name="Table_20_Contents">
      <style:paragraph-properties fo:text-align="center" style:justify-single-word="false"/>
      <style:text-properties fo:font-size="11pt" fo:font-weight="bold" officeooo:rsid="00a979ef" officeooo:paragraph-rsid="00f97cec" style:font-size-asian="11pt" style:font-weight-asian="bold" style:font-size-complex="11pt" style:font-weight-complex="bold"/>
    </style:style>
    <style:style style:name="P66" style:family="paragraph" style:parent-style-name="Table_20_Contents">
      <style:text-properties fo:font-size="11pt" fo:font-weight="bold" officeooo:rsid="00a979ef" officeooo:paragraph-rsid="00a979ef" style:font-size-asian="11pt" style:font-weight-asian="bold" style:font-size-complex="11pt" style:font-weight-complex="bold"/>
    </style:style>
    <style:style style:name="P67" style:family="paragraph" style:parent-style-name="Table_20_Contents">
      <style:text-properties fo:font-size="11pt" fo:font-weight="bold" officeooo:rsid="00a979ef" officeooo:paragraph-rsid="00ac9e7a" style:font-size-asian="11pt" style:font-weight-asian="bold" style:font-size-complex="11pt" style:font-weight-complex="bold"/>
    </style:style>
    <style:style style:name="P68" style:family="paragraph" style:parent-style-name="Table_20_Contents">
      <style:text-properties fo:font-size="11pt" fo:font-weight="bold" officeooo:rsid="00a979ef" officeooo:paragraph-rsid="00e60f3f" style:font-size-asian="11pt" style:font-weight-asian="bold" style:font-size-complex="11pt" style:font-weight-complex="bold"/>
    </style:style>
    <style:style style:name="P69" style:family="paragraph" style:parent-style-name="Table_20_Contents">
      <style:text-properties fo:font-size="11pt" fo:font-weight="bold" officeooo:rsid="00a979ef" officeooo:paragraph-rsid="00f97cec" style:font-size-asian="11pt" style:font-weight-asian="bold" style:font-size-complex="11pt" style:font-weight-complex="bold"/>
    </style:style>
    <style:style style:name="P70" style:family="paragraph" style:parent-style-name="Table_20_Contents">
      <style:paragraph-properties fo:text-align="center" style:justify-single-word="false"/>
      <style:text-properties fo:font-size="11pt" fo:font-weight="bold" officeooo:rsid="00d04a02" officeooo:paragraph-rsid="00d04a02" style:font-size-asian="11pt" style:font-weight-asian="bold" style:font-size-complex="11pt" style:font-weight-complex="bold"/>
    </style:style>
    <style:style style:name="P71" style:family="paragraph" style:parent-style-name="Table_20_Contents">
      <style:paragraph-properties fo:text-align="center" style:justify-single-word="false"/>
      <style:text-properties fo:font-size="11pt" fo:font-weight="bold" officeooo:rsid="00d04a02" officeooo:paragraph-rsid="00e60f3f" style:font-size-asian="11pt" style:font-weight-asian="bold" style:font-size-complex="11pt" style:font-weight-complex="bold"/>
    </style:style>
    <style:style style:name="P72" style:family="paragraph" style:parent-style-name="Table_20_Contents">
      <style:text-properties fo:font-size="11pt" fo:font-weight="bold" officeooo:rsid="00d04a02" officeooo:paragraph-rsid="00d04a02" style:font-size-asian="11pt" style:font-weight-asian="bold" style:font-size-complex="11pt" style:font-weight-complex="bold"/>
    </style:style>
    <style:style style:name="P73" style:family="paragraph" style:parent-style-name="Table_20_Contents">
      <style:text-properties fo:font-size="11pt" fo:font-weight="bold" officeooo:rsid="00d04a02" officeooo:paragraph-rsid="00e60f3f" style:font-size-asian="11pt" style:font-weight-asian="bold" style:font-size-complex="11pt" style:font-weight-complex="bold"/>
    </style:style>
    <style:style style:name="P74" style:family="paragraph" style:parent-style-name="Table_20_Contents">
      <style:paragraph-properties fo:text-align="center" style:justify-single-word="false"/>
      <style:text-properties fo:font-size="11pt" fo:font-weight="bold" officeooo:rsid="00e1a6c6" officeooo:paragraph-rsid="00f97cec" style:font-size-asian="11pt" style:font-weight-asian="bold" style:font-size-complex="11pt" style:font-weight-complex="bold"/>
    </style:style>
    <style:style style:name="P75" style:family="paragraph" style:parent-style-name="Table_20_Contents">
      <style:text-properties fo:font-size="11pt" fo:font-weight="bold" officeooo:rsid="00e1a6c6" officeooo:paragraph-rsid="00f97cec" style:font-size-asian="11pt" style:font-weight-asian="bold" style:font-size-complex="11pt" style:font-weight-complex="bold"/>
    </style:style>
    <style:style style:name="P76" style:family="paragraph" style:parent-style-name="Table_20_Contents">
      <style:paragraph-properties fo:text-align="center" style:justify-single-word="false"/>
      <style:text-properties fo:font-size="11pt" fo:font-weight="bold" officeooo:rsid="01108ee6" officeooo:paragraph-rsid="01108ee6" style:font-size-asian="11pt" style:font-weight-asian="bold" style:font-size-complex="11pt" style:font-weight-complex="bold"/>
    </style:style>
    <style:style style:name="P77" style:family="paragraph" style:parent-style-name="Table_20_Contents">
      <style:text-properties fo:font-size="11pt" fo:font-weight="bold" officeooo:rsid="011182c6" officeooo:paragraph-rsid="011182c6" style:font-size-asian="11pt" style:font-weight-asian="bold" style:font-size-complex="11pt" style:font-weight-complex="bold"/>
    </style:style>
    <style:style style:name="P78" style:family="paragraph" style:parent-style-name="Table_20_Contents">
      <style:paragraph-properties fo:text-align="center" style:justify-single-word="false"/>
      <style:text-properties fo:color="#6666ff" fo:font-size="9pt" fo:font-style="normal" officeooo:rsid="00cc8ee2" officeooo:paragraph-rsid="00cc8ee2" style:font-size-asian="9pt" style:font-style-asian="normal" style:font-size-complex="9pt" style:font-style-complex="normal"/>
    </style:style>
    <style:style style:name="P79" style:family="paragraph" style:parent-style-name="Subtitle">
      <style:text-properties fo:language="en" fo:country="US" officeooo:rsid="001b98c0" officeooo:paragraph-rsid="001b98c0"/>
    </style:style>
    <style:style style:name="P80" style:family="paragraph" style:parent-style-name="mw_5f_glossary">
      <style:text-properties officeooo:rsid="00a4d53b" officeooo:paragraph-rsid="00d04a02"/>
    </style:style>
    <style:style style:name="P81" style:family="paragraph" style:parent-style-name="mw_5f_glossary">
      <style:text-properties officeooo:paragraph-rsid="00d04a02"/>
    </style:style>
    <style:style style:name="P82" style:family="paragraph" style:parent-style-name="mw_5f_glossary">
      <style:text-properties officeooo:rsid="00af44a2" officeooo:paragraph-rsid="00d04a02"/>
    </style:style>
    <style:style style:name="P83" style:family="paragraph" style:parent-style-name="mw_5f_glossary">
      <style:text-properties fo:font-size="10pt" officeooo:rsid="00caf202" officeooo:paragraph-rsid="00cc8ee2" style:font-size-asian="10pt" style:font-size-complex="10pt"/>
    </style:style>
    <style:style style:name="P84" style:family="paragraph" style:parent-style-name="mw_5f_glossary">
      <style:text-properties fo:font-size="10pt" officeooo:rsid="00caf202" officeooo:paragraph-rsid="00e60f3f" style:font-size-asian="10pt" style:font-size-complex="10pt"/>
    </style:style>
    <style:style style:name="P85" style:family="paragraph" style:parent-style-name="mw_5f_glossary">
      <style:text-properties fo:font-size="10pt" officeooo:rsid="00caf202" officeooo:paragraph-rsid="00f97cec" style:font-size-asian="10pt" style:font-size-complex="10pt"/>
    </style:style>
    <style:style style:name="P86" style:family="paragraph" style:parent-style-name="mw_5f_glossary">
      <style:text-properties fo:font-size="10pt" officeooo:rsid="00ccf04e" officeooo:paragraph-rsid="00ccf04e" style:font-size-asian="10pt" style:font-size-complex="10pt"/>
    </style:style>
    <style:style style:name="P87" style:family="paragraph" style:parent-style-name="mw_5f_glossary">
      <style:text-properties officeooo:paragraph-rsid="00dbe1d2"/>
    </style:style>
    <style:style style:name="P88" style:family="paragraph" style:parent-style-name="mw_5f_glossary">
      <style:text-properties officeooo:paragraph-rsid="00eb7028"/>
    </style:style>
    <style:style style:name="P89" style:family="paragraph" style:parent-style-name="mw_5f_glossary">
      <style:text-properties officeooo:paragraph-rsid="00ed14a6"/>
    </style:style>
    <style:style style:name="P90" style:family="paragraph" style:parent-style-name="mw_5f_glossary">
      <style:text-properties officeooo:rsid="00ed8802" officeooo:paragraph-rsid="00ed8802"/>
    </style:style>
    <style:style style:name="P91" style:family="paragraph" style:parent-style-name="mw_5f_code">
      <style:text-properties officeooo:rsid="009e4370" officeooo:paragraph-rsid="009e4370"/>
    </style:style>
    <style:style style:name="P92" style:family="paragraph" style:parent-style-name="mw_5f_code">
      <style:text-properties officeooo:rsid="00a01878" officeooo:paragraph-rsid="00a01878"/>
    </style:style>
    <style:style style:name="P93" style:family="paragraph" style:parent-style-name="Text_20_body">
      <loext:graphic-properties draw:fill="none"/>
      <style:paragraph-properties fo:margin-left="5.2cm" fo:margin-right="0cm" fo:margin-top="0cm" fo:margin-bottom="0.247cm" loext:contextual-spacing="false" fo:line-height="120%" fo:text-indent="-4.099cm" style:auto-text-indent="false" fo:background-color="transparent">
        <style:tab-stops>
          <style:tab-stop style:position="5.203cm"/>
        </style:tab-stops>
      </style:paragraph-properties>
      <style:text-properties officeooo:rsid="00dda6d6" officeooo:paragraph-rsid="00e03af4"/>
    </style:style>
    <style:style style:name="P94" style:family="paragraph" style:parent-style-name="Text_20_body">
      <loext:graphic-properties draw:fill="none"/>
      <style:paragraph-properties fo:margin-left="5.2cm" fo:margin-right="0cm" fo:margin-top="0cm" fo:margin-bottom="0.247cm" loext:contextual-spacing="false" fo:line-height="120%" fo:text-indent="-4.099cm" style:auto-text-indent="false" fo:background-color="transparent">
        <style:tab-stops>
          <style:tab-stop style:position="5.203cm"/>
        </style:tab-stops>
      </style:paragraph-properties>
      <style:text-properties officeooo:rsid="00dda6d6" officeooo:paragraph-rsid="00de4d34"/>
    </style:style>
    <style:style style:name="P95" style:family="paragraph" style:parent-style-name="Text_20_body">
      <loext:graphic-properties draw:fill="none"/>
      <style:paragraph-properties fo:margin-left="5.2cm" fo:margin-right="0cm" fo:margin-top="0cm" fo:margin-bottom="0.247cm" loext:contextual-spacing="false" fo:line-height="120%" fo:text-indent="-4.099cm" style:auto-text-indent="false" fo:background-color="transparent">
        <style:tab-stops>
          <style:tab-stop style:position="5.203cm"/>
        </style:tab-stops>
      </style:paragraph-properties>
      <style:text-properties officeooo:rsid="00d4ecf4" officeooo:paragraph-rsid="00de4d34"/>
    </style:style>
    <style:style style:name="P96" style:family="paragraph" style:parent-style-name="Text_20_body" style:master-page-name="">
      <loext:graphic-properties draw:fill="none"/>
      <style:paragraph-properties fo:margin-left="5.2cm" fo:margin-right="0cm" fo:margin-top="0cm" fo:margin-bottom="0.247cm" loext:contextual-spacing="false" fo:line-height="120%" fo:text-indent="-4.099cm" style:auto-text-indent="false" style:page-number="auto" fo:background-color="transparent">
        <style:tab-stops>
          <style:tab-stop style:position="5.203cm"/>
        </style:tab-stops>
      </style:paragraph-properties>
      <style:text-properties officeooo:rsid="00d4ecf4" officeooo:paragraph-rsid="00de4d34"/>
    </style:style>
    <style:style style:name="P97" style:family="paragraph" style:parent-style-name="Heading_20_4">
      <style:text-properties officeooo:rsid="00b78adb" officeooo:paragraph-rsid="00e56f94"/>
    </style:style>
    <style:style style:name="P98" style:family="paragraph" style:parent-style-name="Heading_20_4">
      <style:text-properties officeooo:rsid="00e60f3f" officeooo:paragraph-rsid="00e60f3f"/>
    </style:style>
    <style:style style:name="P99" style:family="paragraph" style:parent-style-name="Standard">
      <style:text-properties fo:language="en" fo:country="US" fo:font-weight="bold" officeooo:rsid="00802de2" style:font-weight-asian="bold" style:font-weight-complex="bold"/>
    </style:style>
    <style:style style:name="P100" style:family="paragraph" style:parent-style-name="Standard">
      <style:text-properties fo:language="en" fo:country="US" fo:font-weight="normal" officeooo:rsid="00ed8802" officeooo:paragraph-rsid="00ed8802" style:font-weight-asian="normal" style:font-weight-complex="normal"/>
    </style:style>
    <style:style style:name="P101" style:family="paragraph" style:parent-style-name="mw_5f_glossary">
      <style:paragraph-properties fo:margin-left="0cm" fo:margin-right="0cm" fo:text-indent="0cm" style:auto-text-indent="false"/>
      <style:text-properties officeooo:rsid="00b8becf" officeooo:paragraph-rsid="00e60f3f"/>
    </style:style>
    <style:style style:name="P102" style:family="paragraph" style:parent-style-name="Standard" style:list-style-name="L4">
      <style:text-properties fo:language="en" fo:country="US"/>
    </style:style>
    <style:style style:name="P103" style:family="paragraph" style:parent-style-name="Heading_20_4" style:master-page-name="">
      <style:paragraph-properties style:page-number="auto" fo:break-before="page" style:writing-mode="lr-tb"/>
      <style:text-properties officeooo:paragraph-rsid="00f97cec"/>
    </style:style>
    <style:style style:name="P104" style:family="paragraph" style:parent-style-name="Contents_20_4">
      <style:paragraph-properties>
        <style:tab-stops>
          <style:tab-stop style:position="17cm" style:type="right" style:leader-style="dotted" style:leader-text="."/>
        </style:tab-stops>
      </style:paragraph-properties>
    </style:style>
    <style:style style:name="P105" style:family="paragraph" style:parent-style-name="Heading_20_1">
      <style:text-properties officeooo:paragraph-rsid="00b62f2b"/>
    </style:style>
    <style:style style:name="P106" style:family="paragraph" style:parent-style-name="Heading_20_1" style:master-page-name="">
      <style:paragraph-properties style:page-number="auto" fo:break-before="page">
        <style:tab-stops/>
      </style:paragraph-properties>
      <style:text-properties fo:language="en" fo:country="US" officeooo:rsid="004f86c3" officeooo:paragraph-rsid="004f86c3"/>
    </style:style>
    <style:style style:name="P107" style:family="paragraph" style:parent-style-name="Heading_20_1" style:master-page-name="">
      <style:paragraph-properties style:page-number="auto" fo:break-before="page">
        <style:tab-stops/>
      </style:paragraph-properties>
      <style:text-properties fo:language="en" fo:country="US"/>
    </style:style>
    <style:style style:name="P108" style:family="paragraph" style:parent-style-name="Heading_20_1" style:master-page-name="">
      <style:paragraph-properties style:page-number="auto" fo:break-before="page" style:writing-mode="lr-tb"/>
    </style:style>
    <style:style style:name="P109" style:family="paragraph" style:parent-style-name="Heading_20_1" style:master-page-name="">
      <style:paragraph-properties style:page-number="auto" fo:break-before="page" style:writing-mode="lr-tb"/>
      <style:text-properties fo:language="en" fo:country="US"/>
    </style:style>
    <style:style style:name="P110" style:family="paragraph" style:parent-style-name="Heading_20_2">
      <style:text-properties officeooo:rsid="0079a00d" officeooo:paragraph-rsid="0079a00d"/>
    </style:style>
    <style:style style:name="P111" style:family="paragraph" style:parent-style-name="Heading_20_2">
      <style:text-properties officeooo:paragraph-rsid="0079a00d"/>
    </style:style>
    <style:style style:name="P112" style:family="paragraph" style:parent-style-name="Heading_20_3">
      <style:text-properties officeooo:paragraph-rsid="00a01878"/>
    </style:style>
    <style:style style:name="P113" style:family="paragraph" style:parent-style-name="Heading_20_3">
      <style:text-properties officeooo:paragraph-rsid="00b78adb"/>
    </style:style>
    <style:style style:name="P114" style:family="paragraph" style:parent-style-name="Heading_20_3">
      <style:text-properties officeooo:paragraph-rsid="00f9dc54"/>
    </style:style>
    <style:style style:name="P115" style:family="paragraph" style:parent-style-name="Heading_20_3" style:master-page-name="">
      <style:paragraph-properties style:page-number="auto" fo:break-before="page" style:writing-mode="lr-tb"/>
      <style:text-properties officeooo:paragraph-rsid="01187e1e"/>
    </style:style>
    <style:style style:name="P116" style:family="paragraph" style:parent-style-name="Heading_20_3" style:master-page-name="">
      <style:paragraph-properties style:page-number="auto" fo:break-before="page" style:writing-mode="lr-tb"/>
    </style:style>
    <style:style style:name="P117" style:family="paragraph" style:parent-style-name="Heading_20_3" style:master-page-name="">
      <style:paragraph-properties style:page-number="auto" fo:break-before="page" style:writing-mode="lr-tb"/>
      <style:text-properties officeooo:paragraph-rsid="00f9dc54"/>
    </style:style>
    <style:style style:name="P118" style:family="paragraph" style:parent-style-name="Contents_20_1">
      <style:paragraph-properties>
        <style:tab-stops>
          <style:tab-stop style:position="17cm" style:type="right" style:leader-style="dotted" style:leader-text="."/>
        </style:tab-stops>
      </style:paragraph-properties>
    </style:style>
    <style:style style:name="P119" style:family="paragraph" style:parent-style-name="Contents_20_3">
      <style:paragraph-properties>
        <style:tab-stops>
          <style:tab-stop style:position="17cm" style:type="right" style:leader-style="dotted" style:leader-text="."/>
        </style:tab-stops>
      </style:paragraph-properties>
    </style:style>
    <style:style style:name="P120" style:family="paragraph" style:parent-style-name="Contents_20_2">
      <style:paragraph-properties>
        <style:tab-stops>
          <style:tab-stop style:position="17cm" style:type="right" style:leader-style="dotted" style:leader-text="."/>
        </style:tab-stops>
      </style:paragraph-properties>
    </style:style>
    <style:style style:name="P121" style:family="paragraph" style:parent-style-name="Text_20_body" style:list-style-name="L1">
      <style:text-properties fo:language="en" fo:country="US" officeooo:rsid="005e4fda" officeooo:paragraph-rsid="005e4fda"/>
    </style:style>
    <style:style style:name="P122" style:family="paragraph" style:parent-style-name="Text_20_body" style:list-style-name="L2">
      <style:text-properties fo:language="en" fo:country="US" officeooo:rsid="00556295" officeooo:paragraph-rsid="006595c5"/>
    </style:style>
    <style:style style:name="P123" style:family="paragraph" style:parent-style-name="Text_20_body" style:list-style-name="L2">
      <style:text-properties fo:language="en" fo:country="US" officeooo:rsid="00556295" officeooo:paragraph-rsid="00556295"/>
    </style:style>
    <style:style style:name="P124" style:family="paragraph" style:parent-style-name="Text_20_body" style:list-style-name="L2">
      <style:text-properties fo:language="en" fo:country="US" officeooo:rsid="00642bc2" officeooo:paragraph-rsid="006595c5"/>
    </style:style>
    <style:style style:name="P125" style:family="paragraph" style:parent-style-name="Text_20_body" style:list-style-name="L2">
      <style:text-properties fo:language="en" fo:country="US" officeooo:rsid="005ab9fe" officeooo:paragraph-rsid="00a1ec1e"/>
    </style:style>
    <style:style style:name="P126" style:family="paragraph" style:parent-style-name="Text_20_body" style:list-style-name="L2">
      <style:text-properties fo:language="en" fo:country="US" officeooo:rsid="00571743" officeooo:paragraph-rsid="00a1ec1e"/>
    </style:style>
    <style:style style:name="P127" style:family="paragraph" style:parent-style-name="Text_20_body" style:list-style-name="L2">
      <style:text-properties fo:language="en" fo:country="US" officeooo:rsid="00571743" officeooo:paragraph-rsid="00571743"/>
    </style:style>
    <style:style style:name="P128" style:family="paragraph" style:parent-style-name="Text_20_body" style:list-style-name="L3">
      <style:text-properties fo:language="en" fo:country="US" officeooo:rsid="0054d431" officeooo:paragraph-rsid="0054d431"/>
    </style:style>
    <style:style style:name="P129" style:family="paragraph" style:parent-style-name="Text_20_body" style:list-style-name="L4">
      <style:text-properties fo:language="en" fo:country="US" officeooo:rsid="0054d431" officeooo:paragraph-rsid="0054d431"/>
    </style:style>
    <style:style style:name="P130" style:family="paragraph" style:parent-style-name="Text_20_body" style:list-style-name="L4">
      <style:text-properties fo:language="en" fo:country="US" officeooo:rsid="0054d431" officeooo:paragraph-rsid="00b9bbee"/>
    </style:style>
    <style:style style:name="P131" style:family="paragraph" style:parent-style-name="Text_20_body" style:list-style-name="L3">
      <style:text-properties fo:language="en" fo:country="US" officeooo:rsid="006e74f3" officeooo:paragraph-rsid="006e74f3"/>
    </style:style>
    <style:style style:name="P132" style:family="paragraph" style:parent-style-name="Text_20_body" style:list-style-name="L2">
      <style:text-properties officeooo:rsid="0054d431" officeooo:paragraph-rsid="0054d431"/>
    </style:style>
    <style:style style:name="P133" style:family="paragraph" style:parent-style-name="Text_20_body" style:list-style-name="L4">
      <style:text-properties officeooo:rsid="0054d431" officeooo:paragraph-rsid="0054d431"/>
    </style:style>
    <style:style style:name="P134" style:family="paragraph" style:parent-style-name="Text_20_body" style:list-style-name="L2">
      <style:text-properties officeooo:rsid="00571743" officeooo:paragraph-rsid="0059a4a9"/>
    </style:style>
    <style:style style:name="P135" style:family="paragraph" style:parent-style-name="Text_20_body" style:list-style-name="L3">
      <style:text-properties officeooo:rsid="0057a9a7" officeooo:paragraph-rsid="0057a9a7"/>
    </style:style>
    <style:style style:name="P136" style:family="paragraph" style:parent-style-name="Text_20_body" style:list-style-name="L3">
      <style:text-properties officeooo:rsid="005bdc00" officeooo:paragraph-rsid="005bdc00"/>
    </style:style>
    <style:style style:name="P137" style:family="paragraph" style:parent-style-name="Text_20_body" style:list-style-name="L5">
      <style:text-properties officeooo:rsid="006c11cf" officeooo:paragraph-rsid="006de322"/>
    </style:style>
    <style:style style:name="P138" style:family="paragraph" style:parent-style-name="Text_20_body" style:list-style-name="L5">
      <style:text-properties officeooo:rsid="006dafa5" officeooo:paragraph-rsid="006dafa5"/>
    </style:style>
    <style:style style:name="P139" style:family="paragraph" style:parent-style-name="Text_20_body" style:list-style-name="L6">
      <style:text-properties officeooo:rsid="00b8becf" officeooo:paragraph-rsid="00b8becf"/>
    </style:style>
    <style:style style:name="P140" style:family="paragraph" style:parent-style-name="Text_20_body" style:list-style-name="L7">
      <style:text-properties officeooo:rsid="00b94a13" officeooo:paragraph-rsid="00b9964b"/>
    </style:style>
    <style:style style:name="P141" style:family="paragraph" style:parent-style-name="Text_20_body" style:list-style-name="L7">
      <style:text-properties officeooo:rsid="00b94a13" officeooo:paragraph-rsid="00b9a012"/>
    </style:style>
    <style:style style:name="P142" style:family="paragraph" style:parent-style-name="Text_20_body" style:list-style-name="L7">
      <style:text-properties officeooo:rsid="01158f4b" officeooo:paragraph-rsid="01158f4b"/>
    </style:style>
    <style:style style:name="P143" style:family="paragraph" style:parent-style-name="Text_20_body" style:list-style-name="L8">
      <style:text-properties officeooo:rsid="00bd79c5" officeooo:paragraph-rsid="00bd79c5"/>
    </style:style>
    <style:style style:name="P144" style:family="paragraph" style:parent-style-name="Text_20_body" style:list-style-name="L8">
      <style:text-properties officeooo:rsid="00bf7617" officeooo:paragraph-rsid="00bf7617"/>
    </style:style>
    <style:style style:name="P145" style:family="paragraph" style:parent-style-name="Text_20_body">
      <style:text-properties officeooo:rsid="0092eb66" officeooo:paragraph-rsid="011aef48"/>
    </style:style>
    <style:style style:name="P146" style:family="paragraph" style:parent-style-name="Text_20_body">
      <style:text-properties officeooo:rsid="00b78adb" officeooo:paragraph-rsid="00fe716f"/>
    </style:style>
    <style:style style:name="P147" style:family="paragraph" style:parent-style-name="Text_20_body" style:list-style-name="L4" style:master-page-name="">
      <loext:graphic-properties draw:fill="none"/>
      <style:paragraph-properties fo:margin-left="2.3cm" fo:margin-right="0cm" fo:margin-top="0cm" fo:margin-bottom="0.247cm" loext:contextual-spacing="false" fo:line-height="120%" fo:text-indent="-1cm" style:auto-text-indent="false" style:page-number="auto" fo:background-color="transparent"/>
      <style:text-properties officeooo:rsid="00571743" officeooo:paragraph-rsid="00571743"/>
    </style:style>
    <style:style style:name="P148" style:family="paragraph" style:parent-style-name="Text_20_body" style:list-style-name="L4">
      <loext:graphic-properties draw:fill="none"/>
      <style:paragraph-properties fo:margin-left="2.3cm" fo:margin-right="0cm" fo:margin-top="0cm" fo:margin-bottom="0.247cm" loext:contextual-spacing="false" fo:line-height="120%" fo:text-indent="-1cm" style:auto-text-indent="false" fo:background-color="transparent"/>
      <style:text-properties fo:language="en" fo:country="US" officeooo:rsid="006c11cf" officeooo:paragraph-rsid="006c11cf"/>
    </style:style>
    <style:style style:name="P149" style:family="paragraph" style:parent-style-name="Text_20_body" style:list-style-name="L4">
      <loext:graphic-properties draw:fill="none"/>
      <style:paragraph-properties fo:margin-left="2.3cm" fo:margin-right="0cm" fo:margin-top="0cm" fo:margin-bottom="0.247cm" loext:contextual-spacing="false" fo:line-height="120%" fo:text-indent="-1cm" style:auto-text-indent="false" fo:background-color="transparent"/>
      <style:text-properties officeooo:rsid="00571743" officeooo:paragraph-rsid="00571743"/>
    </style:style>
    <style:style style:name="P150" style:family="paragraph" style:parent-style-name="Text_20_body">
      <style:paragraph-properties style:writing-mode="lr-tb"/>
      <style:text-properties officeooo:rsid="011e71c2" officeooo:paragraph-rsid="011e71c2"/>
    </style:style>
    <style:style style:name="T1" style:family="text">
      <style:text-properties officeooo:rsid="005075a6"/>
    </style:style>
    <style:style style:name="T2" style:family="text">
      <style:text-properties officeooo:rsid="001b98c0"/>
    </style:style>
    <style:style style:name="T3" style:family="text">
      <style:text-properties fo:language="en" fo:country="US"/>
    </style:style>
    <style:style style:name="T4" style:family="text">
      <style:text-properties fo:language="en" fo:country="US" officeooo:rsid="004fc6d8"/>
    </style:style>
    <style:style style:name="T5" style:family="text">
      <style:text-properties fo:language="en" fo:country="US" officeooo:rsid="005075a6"/>
    </style:style>
    <style:style style:name="T6" style:family="text">
      <style:text-properties fo:language="en" fo:country="US" officeooo:rsid="00528d37"/>
    </style:style>
    <style:style style:name="T7" style:family="text">
      <style:text-properties fo:language="en" fo:country="US" officeooo:rsid="005436dc"/>
    </style:style>
    <style:style style:name="T8" style:family="text">
      <style:text-properties fo:language="en" fo:country="US" officeooo:rsid="00556295"/>
    </style:style>
    <style:style style:name="T9" style:family="text">
      <style:text-properties fo:language="en" fo:country="US" officeooo:rsid="00571743"/>
    </style:style>
    <style:style style:name="T10" style:family="text">
      <style:text-properties fo:language="en" fo:country="US" officeooo:rsid="005720a4"/>
    </style:style>
    <style:style style:name="T11" style:family="text">
      <style:text-properties fo:language="en" fo:country="US" officeooo:rsid="0057a9a7"/>
    </style:style>
    <style:style style:name="T12" style:family="text">
      <style:text-properties fo:language="en" fo:country="US" officeooo:rsid="00596e85"/>
    </style:style>
    <style:style style:name="T13" style:family="text">
      <style:text-properties fo:language="en" fo:country="US" officeooo:rsid="0059a4a9"/>
    </style:style>
    <style:style style:name="T14" style:family="text">
      <style:text-properties fo:language="en" fo:country="US" officeooo:rsid="005d7cb9"/>
    </style:style>
    <style:style style:name="T15" style:family="text">
      <style:text-properties fo:language="en" fo:country="US" officeooo:rsid="004f86c3"/>
    </style:style>
    <style:style style:name="T16" style:family="text">
      <style:text-properties fo:language="en" fo:country="US" officeooo:rsid="0063dd7b"/>
    </style:style>
    <style:style style:name="T17" style:family="text">
      <style:text-properties fo:language="en" fo:country="US" officeooo:rsid="0065bd9c"/>
    </style:style>
    <style:style style:name="T18" style:family="text">
      <style:text-properties fo:language="en" fo:country="US" officeooo:rsid="006de322"/>
    </style:style>
    <style:style style:name="T19" style:family="text">
      <style:text-properties fo:language="en" fo:country="US" officeooo:rsid="007fa272"/>
    </style:style>
    <style:style style:name="T20" style:family="text">
      <style:text-properties fo:language="en" fo:country="US" officeooo:rsid="007fbfa2"/>
    </style:style>
    <style:style style:name="T21" style:family="text">
      <style:text-properties fo:language="en" fo:country="US" officeooo:rsid="00802de2"/>
    </style:style>
    <style:style style:name="T22" style:family="text">
      <style:text-properties fo:language="en" fo:country="US" fo:font-weight="bold" officeooo:rsid="00802de2" style:font-weight-asian="bold" style:font-weight-complex="bold"/>
    </style:style>
    <style:style style:name="T23" style:family="text">
      <style:text-properties fo:language="en" fo:country="US" fo:font-weight="bold" officeooo:rsid="0082290c" style:font-weight-asian="bold" style:font-weight-complex="bold"/>
    </style:style>
    <style:style style:name="T24" style:family="text">
      <style:text-properties fo:language="en" fo:country="US" officeooo:rsid="0082290c"/>
    </style:style>
    <style:style style:name="T25" style:family="text">
      <style:text-properties fo:language="en" fo:country="US" officeooo:rsid="00896bf7"/>
    </style:style>
    <style:style style:name="T26" style:family="text">
      <style:text-properties fo:language="en" fo:country="US" officeooo:rsid="0094bdd7"/>
    </style:style>
    <style:style style:name="T27" style:family="text">
      <style:text-properties fo:language="en" fo:country="US" officeooo:rsid="00966151"/>
    </style:style>
    <style:style style:name="T28" style:family="text">
      <style:text-properties fo:language="en" fo:country="US" officeooo:rsid="00985771"/>
    </style:style>
    <style:style style:name="T29" style:family="text">
      <style:text-properties fo:language="en" fo:country="US" officeooo:rsid="00a01878"/>
    </style:style>
    <style:style style:name="T30" style:family="text">
      <style:text-properties fo:language="en" fo:country="US" officeooo:rsid="00a1ec1e"/>
    </style:style>
    <style:style style:name="T31" style:family="text">
      <style:text-properties fo:language="en" fo:country="US" officeooo:rsid="00bc9a5a"/>
    </style:style>
    <style:style style:name="T32" style:family="text">
      <style:text-properties fo:language="en" fo:country="US" officeooo:rsid="00caf202"/>
    </style:style>
    <style:style style:name="T33" style:family="text">
      <style:text-properties fo:language="en" fo:country="US" officeooo:rsid="00cb65f0"/>
    </style:style>
    <style:style style:name="T34" style:family="text">
      <style:text-properties officeooo:rsid="0051418a"/>
    </style:style>
    <style:style style:name="T35" style:family="text">
      <style:text-properties officeooo:rsid="0054d431"/>
    </style:style>
    <style:style style:name="T36" style:family="text">
      <style:text-properties officeooo:rsid="0060afd6"/>
    </style:style>
    <style:style style:name="T37" style:family="text">
      <style:text-properties officeooo:rsid="00642bc2"/>
    </style:style>
    <style:style style:name="T38" style:family="text">
      <style:text-properties officeooo:rsid="006a41bf"/>
    </style:style>
    <style:style style:name="T39" style:family="text">
      <style:text-properties officeooo:rsid="006dafa5"/>
    </style:style>
    <style:style style:name="T40" style:family="text">
      <style:text-properties officeooo:rsid="006f9459"/>
    </style:style>
    <style:style style:name="T41" style:family="text">
      <style:text-properties style:text-position="sub 58%"/>
    </style:style>
    <style:style style:name="T42" style:family="text">
      <style:text-properties style:text-position="sub 58%" fo:language="en" fo:country="US"/>
    </style:style>
    <style:style style:name="T43" style:family="text">
      <style:text-properties style:text-position="sub 58%" fo:language="en" fo:country="US" officeooo:rsid="00802de2"/>
    </style:style>
    <style:style style:name="T44" style:family="text">
      <style:text-properties style:text-position="sub 58%" fo:language="en" fo:country="US" officeooo:rsid="00caf202"/>
    </style:style>
    <style:style style:name="T45" style:family="text">
      <style:text-properties style:text-position="sub 58%" style:font-name="Courier New" officeooo:rsid="00cb65f0"/>
    </style:style>
    <style:style style:name="T46" style:family="text">
      <style:text-properties style:text-position="sub 58%" style:font-name="Courier New" fo:font-style="normal" officeooo:rsid="00e99d17" style:font-style-asian="normal" style:font-style-complex="normal"/>
    </style:style>
    <style:style style:name="T47" style:family="text">
      <style:text-properties style:text-position="sub 58%" style:font-name="Courier New" fo:font-style="normal" officeooo:rsid="00e99d17" style:font-name-asian="Arial Unicode MS" style:font-style-asian="normal" style:font-name-complex="Arial Unicode MS" style:font-style-complex="normal"/>
    </style:style>
    <style:style style:name="T48" style:family="text">
      <style:text-properties officeooo:rsid="00739b62"/>
    </style:style>
    <style:style style:name="T49" style:family="text">
      <style:text-properties officeooo:rsid="0076e0ba"/>
    </style:style>
    <style:style style:name="T50" style:family="text">
      <style:text-properties officeooo:rsid="007724f3"/>
    </style:style>
    <style:style style:name="T51" style:family="text">
      <style:text-properties officeooo:rsid="007a7ad0"/>
    </style:style>
    <style:style style:name="T52" style:family="text">
      <style:text-properties officeooo:rsid="007ddb3d"/>
    </style:style>
    <style:style style:name="T53" style:family="text">
      <style:text-properties officeooo:rsid="007e3ec1"/>
    </style:style>
    <style:style style:name="T54" style:family="text">
      <style:text-properties style:text-position="0% 100%"/>
    </style:style>
    <style:style style:name="T55" style:family="text">
      <style:text-properties style:text-position="0% 100%" officeooo:rsid="007e3ec1"/>
    </style:style>
    <style:style style:name="T56" style:family="text">
      <style:text-properties style:text-position="0% 100%" officeooo:rsid="0082290c"/>
    </style:style>
    <style:style style:name="T57" style:family="text">
      <style:text-properties style:text-position="0% 100%" officeooo:rsid="0092aa22"/>
    </style:style>
    <style:style style:name="T58" style:family="text">
      <style:text-properties style:text-position="0% 100%" style:font-name="Courier New" officeooo:rsid="00cb65f0"/>
    </style:style>
    <style:style style:name="T59" style:family="text">
      <style:text-properties style:text-position="0% 100%" style:font-name="Courier New" fo:font-size="10pt" officeooo:rsid="00cb65f0" style:font-size-asian="10pt" style:font-size-complex="10pt"/>
    </style:style>
    <style:style style:name="T60" style:family="text">
      <style:text-properties style:text-position="0% 100%" style:font-name="Courier New1" officeooo:rsid="00cc8ee2" style:font-name-asian="Courier New1" style:font-name-complex="Courier New1"/>
    </style:style>
    <style:style style:name="T61" style:family="text">
      <style:text-properties style:text-position="0% 100%" style:font-name="Liberation Serif1" fo:language="en" fo:country="US" fo:font-style="normal" style:font-name-asian="Arial Unicode MS" style:font-style-asian="normal" style:font-name-complex="Arial Unicode MS" style:font-style-complex="normal"/>
    </style:style>
    <style:style style:name="T62" style:family="text">
      <style:text-properties style:text-position="0% 100%" style:font-name="Liberation Serif1" fo:language="en" fo:country="US" fo:font-style="normal" officeooo:rsid="00a033b7" style:font-name-asian="Arial Unicode MS" style:font-style-asian="normal" style:font-name-complex="Arial Unicode MS" style:font-style-complex="normal"/>
    </style:style>
    <style:style style:name="T63" style:family="text">
      <style:text-properties style:text-position="0% 100%" style:font-name="Liberation Serif1" fo:language="en" fo:country="US" fo:font-style="normal" officeooo:rsid="00eb7e4e" style:font-name-asian="Arial Unicode MS" style:font-style-asian="normal" style:font-name-complex="Arial Unicode MS" style:font-style-complex="normal"/>
    </style:style>
    <style:style style:name="T64" style:family="text">
      <style:text-properties style:text-position="0% 100%" style:font-name="Liberation Serif1" fo:language="en" fo:country="US" fo:font-style="normal" officeooo:rsid="00eedc2b" style:font-name-asian="Arial Unicode MS" style:font-style-asian="normal" style:font-name-complex="Arial Unicode MS" style:font-style-complex="normal"/>
    </style:style>
    <style:style style:name="T65" style:family="text">
      <style:text-properties style:text-position="0% 100%" style:font-name="Liberation Serif1" fo:language="en" fo:country="US" fo:font-style="normal" officeooo:rsid="00f2cc67" style:font-name-asian="Arial Unicode MS" style:font-style-asian="normal" style:font-name-complex="Arial Unicode MS" style:font-style-complex="normal"/>
    </style:style>
    <style:style style:name="T66" style:family="text">
      <style:text-properties style:text-position="0% 100%" style:font-name="Liberation Serif1" fo:language="en" fo:country="US" fo:font-style="italic" officeooo:rsid="00eb7e4e" style:font-name-asian="Arial Unicode MS" style:font-style-asian="italic" style:font-name-complex="Arial Unicode MS" style:font-style-complex="italic"/>
    </style:style>
    <style:style style:name="T67" style:family="text">
      <style:text-properties style:text-position="0% 100%" style:font-name="Liberation Serif1" fo:language="en" fo:country="US" fo:font-style="italic" officeooo:rsid="00a033b7" style:font-name-asian="Arial Unicode MS" style:font-style-asian="italic" style:font-name-complex="Arial Unicode MS" style:font-style-complex="italic"/>
    </style:style>
    <style:style style:name="T68" style:family="text">
      <style:text-properties officeooo:rsid="007fa272"/>
    </style:style>
    <style:style style:name="T69" style:family="text">
      <style:text-properties officeooo:rsid="007fbf45"/>
    </style:style>
    <style:style style:name="T70" style:family="text">
      <style:text-properties officeooo:rsid="00888c56"/>
    </style:style>
    <style:style style:name="T71" style:family="text">
      <style:text-properties officeooo:rsid="008a8ed2"/>
    </style:style>
    <style:style style:name="T72" style:family="text">
      <style:text-properties officeooo:rsid="009c987c"/>
    </style:style>
    <style:style style:name="T73" style:family="text">
      <style:text-properties fo:font-style="italic" style:font-style-asian="italic" style:font-style-complex="italic"/>
    </style:style>
    <style:style style:name="T74" style:family="text">
      <style:text-properties fo:font-style="italic" officeooo:rsid="00a033b7" style:font-style-asian="italic" style:font-style-complex="italic"/>
    </style:style>
    <style:style style:name="T75" style:family="text">
      <style:text-properties fo:font-style="italic" officeooo:rsid="00a5e97d" style:font-style-asian="italic" style:font-style-complex="italic"/>
    </style:style>
    <style:style style:name="T76" style:family="text">
      <style:text-properties fo:font-style="italic" officeooo:rsid="00cc8ee2" style:font-style-asian="italic" style:font-style-complex="italic"/>
    </style:style>
    <style:style style:name="T77" style:family="text">
      <style:text-properties fo:font-style="italic" officeooo:rsid="00d04a02" style:font-style-asian="italic" style:font-style-complex="italic"/>
    </style:style>
    <style:style style:name="T78" style:family="text">
      <style:text-properties fo:font-style="italic" officeooo:rsid="00dda6d6" style:font-style-asian="italic" style:font-style-complex="italic"/>
    </style:style>
    <style:style style:name="T79" style:family="text">
      <style:text-properties fo:font-style="italic" officeooo:rsid="00de4d34" style:font-style-asian="italic" style:font-style-complex="italic"/>
    </style:style>
    <style:style style:name="T80" style:family="text">
      <style:text-properties fo:font-style="italic" officeooo:rsid="00e96ece" style:font-style-asian="italic" style:font-style-complex="italic"/>
    </style:style>
    <style:style style:name="T81" style:family="text">
      <style:text-properties fo:font-style="italic" officeooo:rsid="00f2cc67" style:font-style-asian="italic" style:font-style-complex="italic"/>
    </style:style>
    <style:style style:name="T82" style:family="text">
      <style:text-properties fo:font-style="italic" officeooo:rsid="00f9dc54" style:font-style-asian="italic" style:font-style-complex="italic"/>
    </style:style>
    <style:style style:name="T83" style:family="text">
      <style:text-properties fo:font-style="italic" officeooo:rsid="01088726" style:font-style-asian="italic" style:font-style-complex="italic"/>
    </style:style>
    <style:style style:name="T84" style:family="text">
      <style:text-properties officeooo:rsid="00a033b7"/>
    </style:style>
    <style:style style:name="T85" style:family="text">
      <style:text-properties officeooo:rsid="00a1ec1e"/>
    </style:style>
    <style:style style:name="T86" style:family="text">
      <style:text-properties officeooo:rsid="00a37559"/>
    </style:style>
    <style:style style:name="T87" style:family="text">
      <style:text-properties style:font-name="Liberation Serif" style:font-name-asian="Arial Unicode MS" style:font-name-complex="Arial Unicode MS"/>
    </style:style>
    <style:style style:name="T88" style:family="text">
      <style:text-properties style:font-name="Liberation Serif" officeooo:rsid="00b0031f" style:font-name-asian="Arial Unicode MS" style:font-name-complex="Arial Unicode MS"/>
    </style:style>
    <style:style style:name="T89" style:family="text">
      <style:text-properties style:font-name="Liberation Serif" officeooo:rsid="00b624dd" style:font-name-asian="Arial Unicode MS" style:font-name-complex="Arial Unicode MS"/>
    </style:style>
    <style:style style:name="T90" style:family="text">
      <style:text-properties style:font-name="Liberation Serif" officeooo:rsid="00c2803f" style:font-name-asian="Arial Unicode MS" style:font-name-complex="Arial Unicode MS"/>
    </style:style>
    <style:style style:name="T91" style:family="text">
      <style:text-properties style:font-name="Liberation Serif" officeooo:rsid="00a5e97d" style:font-name-asian="Arial Unicode MS" style:font-name-complex="Arial Unicode MS"/>
    </style:style>
    <style:style style:name="T92" style:family="text">
      <style:text-properties style:font-name="Liberation Serif" officeooo:rsid="00d04a02" style:font-name-asian="Arial Unicode MS" style:font-name-complex="Arial Unicode MS"/>
    </style:style>
    <style:style style:name="T93" style:family="text">
      <style:text-properties style:font-name="Liberation Serif" officeooo:rsid="00d545c2" style:font-name-asian="Arial Unicode MS" style:font-name-complex="Arial Unicode MS"/>
    </style:style>
    <style:style style:name="T94" style:family="text">
      <style:text-properties style:font-name="Liberation Serif" officeooo:rsid="00dbe1d2" style:font-name-asian="Arial Unicode MS" style:font-name-complex="Arial Unicode MS"/>
    </style:style>
    <style:style style:name="T95" style:family="text">
      <style:text-properties style:font-name="Liberation Serif" officeooo:rsid="00dcf16d" style:font-name-asian="Arial Unicode MS" style:font-name-complex="Arial Unicode MS"/>
    </style:style>
    <style:style style:name="T96" style:family="text">
      <style:text-properties style:font-name="Liberation Serif" fo:font-style="italic" style:font-name-asian="Arial Unicode MS" style:font-style-asian="italic" style:font-name-complex="Arial Unicode MS" style:font-style-complex="italic"/>
    </style:style>
    <style:style style:name="T97" style:family="text">
      <style:text-properties style:font-name="Liberation Serif" fo:font-style="italic" officeooo:rsid="00b0031f" style:font-name-asian="Arial Unicode MS" style:font-style-asian="italic" style:font-name-complex="Arial Unicode MS" style:font-style-complex="italic"/>
    </style:style>
    <style:style style:name="T98" style:family="text">
      <style:text-properties style:font-name="Liberation Serif" fo:font-style="italic" officeooo:rsid="00a5e97d" style:font-name-asian="Arial Unicode MS" style:font-style-asian="italic" style:font-name-complex="Arial Unicode MS" style:font-style-complex="italic"/>
    </style:style>
    <style:style style:name="T99" style:family="text">
      <style:text-properties style:font-name="Liberation Serif" fo:font-style="italic" officeooo:rsid="00dbe1d2" style:font-name-asian="Arial Unicode MS" style:font-style-asian="italic" style:font-name-complex="Arial Unicode MS" style:font-style-complex="italic"/>
    </style:style>
    <style:style style:name="T100" style:family="text">
      <style:text-properties style:font-name="Liberation Serif" fo:font-style="normal" style:font-name-asian="Arial Unicode MS" style:font-style-asian="normal" style:font-name-complex="Arial Unicode MS" style:font-style-complex="normal"/>
    </style:style>
    <style:style style:name="T101" style:family="text">
      <style:text-properties style:font-name="Liberation Serif" fo:font-style="normal" officeooo:rsid="00a5e97d" style:font-name-asian="Arial Unicode MS" style:font-style-asian="normal" style:font-name-complex="Arial Unicode MS" style:font-style-complex="normal"/>
    </style:style>
    <style:style style:name="T102" style:family="text">
      <style:text-properties officeooo:rsid="00a5e97d"/>
    </style:style>
    <style:style style:name="T103" style:family="text">
      <style:text-properties style:font-name="Courier New" officeooo:rsid="00a033b7"/>
    </style:style>
    <style:style style:name="T104" style:family="text">
      <style:text-properties style:font-name="Courier New" officeooo:rsid="00a033b7" style:font-name-asian="Liberation Serif2" style:font-name-complex="Liberation Serif2"/>
    </style:style>
    <style:style style:name="T105" style:family="text">
      <style:text-properties style:font-name="Courier New" officeooo:rsid="00a033b7" style:font-name-asian="Arial Unicode MS" style:font-name-complex="Arial Unicode MS"/>
    </style:style>
    <style:style style:name="T106" style:family="text">
      <style:text-properties style:font-name="Courier New" officeooo:rsid="00a4d53b" style:font-name-asian="Arial Unicode MS" style:font-name-complex="Arial Unicode MS"/>
    </style:style>
    <style:style style:name="T107" style:family="text">
      <style:text-properties style:font-name="Courier New" officeooo:rsid="00cb65f0"/>
    </style:style>
    <style:style style:name="T108" style:family="text">
      <style:text-properties style:font-name="Courier New" fo:font-style="normal" officeooo:rsid="00a033b7" style:font-style-asian="normal" style:font-style-complex="normal"/>
    </style:style>
    <style:style style:name="T109" style:family="text">
      <style:text-properties style:font-name="Courier New" fo:font-style="normal" officeooo:rsid="00e99d17" style:font-style-asian="normal" style:font-style-complex="normal"/>
    </style:style>
    <style:style style:name="T110" style:family="text">
      <style:text-properties style:font-name="Courier New" fo:font-style="normal" officeooo:rsid="00ed14a6" style:font-style-asian="normal" style:font-style-complex="normal"/>
    </style:style>
    <style:style style:name="T111" style:family="text">
      <style:text-properties style:font-name="Courier New" fo:font-style="normal" officeooo:rsid="00a033b7" style:font-name-asian="Liberation Serif2" style:font-style-asian="normal" style:font-name-complex="Liberation Serif2" style:font-style-complex="normal"/>
    </style:style>
    <style:style style:name="T112" style:family="text">
      <style:text-properties style:font-name="Courier New" fo:font-style="normal" officeooo:rsid="00e99d17" style:font-name-asian="Liberation Serif2" style:font-style-asian="normal" style:font-name-complex="Liberation Serif2" style:font-style-complex="normal"/>
    </style:style>
    <style:style style:name="T113" style:family="text">
      <style:text-properties style:font-name="Courier New" fo:font-style="normal" officeooo:rsid="00a033b7" style:font-name-asian="Arial Unicode MS" style:font-style-asian="normal" style:font-name-complex="Arial Unicode MS" style:font-style-complex="normal"/>
    </style:style>
    <style:style style:name="T114" style:family="text">
      <style:text-properties style:font-name="Courier New" fo:font-style="normal" officeooo:rsid="00a4d53b" style:font-name-asian="Arial Unicode MS" style:font-style-asian="normal" style:font-name-complex="Arial Unicode MS" style:font-style-complex="normal"/>
    </style:style>
    <style:style style:name="T115" style:family="text">
      <style:text-properties style:font-name="Courier New" fo:font-size="10pt" officeooo:rsid="00cb65f0" style:font-size-asian="10pt" style:font-size-complex="10pt"/>
    </style:style>
    <style:style style:name="T116" style:family="text">
      <style:text-properties officeooo:rsid="00ab18ca"/>
    </style:style>
    <style:style style:name="T117" style:family="text">
      <style:text-properties officeooo:rsid="00ade6c8"/>
    </style:style>
    <style:style style:name="T118" style:family="text">
      <style:text-properties officeooo:rsid="00b1c9b0"/>
    </style:style>
    <style:style style:name="T119" style:family="text">
      <style:text-properties officeooo:rsid="00b3d2a0"/>
    </style:style>
    <style:style style:name="T120" style:family="text">
      <style:text-properties officeooo:rsid="00b46b23"/>
    </style:style>
    <style:style style:name="T121" style:family="text">
      <style:text-properties officeooo:rsid="00b5ffb3"/>
    </style:style>
    <style:style style:name="T122" style:family="text">
      <style:text-properties fo:color="#ff0000" officeooo:rsid="00cb65f0"/>
    </style:style>
    <style:style style:name="T123" style:family="text">
      <style:text-properties fo:color="#ff0000" officeooo:rsid="00cc8ee2"/>
    </style:style>
    <style:style style:name="T124" style:family="text">
      <style:text-properties fo:color="#ff0000" officeooo:rsid="00ce8627"/>
    </style:style>
    <style:style style:name="T125" style:family="text">
      <style:text-properties officeooo:rsid="00b624dd"/>
    </style:style>
    <style:style style:name="T126" style:family="text">
      <style:text-properties fo:font-style="normal" officeooo:rsid="00a033b7" style:font-style-asian="normal" style:font-style-complex="normal"/>
    </style:style>
    <style:style style:name="T127" style:family="text">
      <style:text-properties fo:font-style="normal" officeooo:rsid="00e96ece" style:font-style-asian="normal" style:font-style-complex="normal"/>
    </style:style>
    <style:style style:name="T128" style:family="text">
      <style:text-properties officeooo:rsid="00b62f2b"/>
    </style:style>
    <style:style style:name="T129" style:family="text">
      <style:text-properties officeooo:rsid="00b9964b"/>
    </style:style>
    <style:style style:name="T130" style:family="text">
      <style:text-properties officeooo:rsid="00b9bbee"/>
    </style:style>
    <style:style style:name="T131" style:family="text">
      <style:text-properties officeooo:rsid="00bc9a5a"/>
    </style:style>
    <style:style style:name="T132" style:family="text">
      <style:text-properties officeooo:rsid="00bf7617"/>
    </style:style>
    <style:style style:name="T133" style:family="text">
      <style:text-properties officeooo:rsid="00c032ad"/>
    </style:style>
    <style:style style:name="T134" style:family="text">
      <style:text-properties officeooo:rsid="00c8af59"/>
    </style:style>
    <style:style style:name="T135" style:family="text">
      <style:text-properties officeooo:rsid="00cb65f0"/>
    </style:style>
    <style:style style:name="T136" style:family="text">
      <style:text-properties officeooo:rsid="00cc8ee2"/>
    </style:style>
    <style:style style:name="T137" style:family="text">
      <style:text-properties style:text-position="super 58%" officeooo:rsid="00ccf04e"/>
    </style:style>
    <style:style style:name="T138" style:family="text">
      <style:text-properties officeooo:rsid="00d04a02"/>
    </style:style>
    <style:style style:name="T139" style:family="text">
      <style:text-properties officeooo:rsid="00d661f4"/>
    </style:style>
    <style:style style:name="T140" style:family="text">
      <style:text-properties officeooo:rsid="00dcf16d"/>
    </style:style>
    <style:style style:name="T141" style:family="text">
      <style:text-properties officeooo:rsid="00dda6d6"/>
    </style:style>
    <style:style style:name="T142" style:family="text">
      <style:text-properties officeooo:rsid="00e03af4"/>
    </style:style>
    <style:style style:name="T143" style:family="text">
      <style:text-properties officeooo:rsid="00e56f94"/>
    </style:style>
    <style:style style:name="T144" style:family="text">
      <style:text-properties officeooo:rsid="00e96ece"/>
    </style:style>
    <style:style style:name="T145" style:family="text">
      <style:text-properties officeooo:rsid="00f0682c"/>
    </style:style>
    <style:style style:name="T146" style:family="text">
      <style:text-properties officeooo:rsid="00f2cc67"/>
    </style:style>
    <style:style style:name="T147" style:family="text">
      <style:text-properties officeooo:rsid="00f67926"/>
    </style:style>
    <style:style style:name="T148" style:family="text">
      <style:text-properties officeooo:rsid="00f97cec"/>
    </style:style>
    <style:style style:name="T149" style:family="text">
      <style:text-properties officeooo:rsid="00f9dc54"/>
    </style:style>
    <style:style style:name="T150" style:family="text">
      <style:text-properties officeooo:rsid="0106018e"/>
    </style:style>
    <style:style style:name="T151" style:family="text">
      <style:text-properties officeooo:rsid="01088726"/>
    </style:style>
    <style:style style:name="T152" style:family="text">
      <style:text-properties fo:font-weight="bold" officeooo:rsid="00f9dc54" style:font-weight-asian="bold" style:font-weight-complex="bold"/>
    </style:style>
    <style:style style:name="T153" style:family="text">
      <style:text-properties officeooo:rsid="0111fa32"/>
    </style:style>
    <style:style style:name="T154" style:family="text">
      <style:text-properties officeooo:rsid="01187e1e"/>
    </style:style>
    <style:style style:name="T155" style:family="text">
      <style:text-properties style:font-size-complex="10pt"/>
    </style:style>
    <style:style style:name="T156" style:family="text">
      <style:text-properties officeooo:rsid="011a5a60"/>
    </style:style>
    <style:style style:name="T157" style:family="text">
      <style:text-properties officeooo:rsid="011aef4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T2">p</text:span>yftpsync</text:p>
      <text:p text:style-name="P79">Specific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8"><text:a xlink:type="simple" xlink:href="#__RefHeading___Toc1023_787258444" text:style-name="Index_20_Link" text:visited-style-name="Index_20_Link">Overview<text:tab/>2</text:a></text:p>
          <text:p text:style-name="P118"><text:a xlink:type="simple" xlink:href="#__RefHeading___Toc1025_787258444" text:style-name="Index_20_Link" text:visited-style-name="Index_20_Link">Requirements<text:tab/>3</text:a></text:p>
          <text:p text:style-name="P120"><text:a xlink:type="simple" xlink:href="#__RefHeading___Toc1027_787258444" text:style-name="Index_20_Link" text:visited-style-name="Index_20_Link">Extensibility<text:tab/>3</text:a></text:p>
          <text:p text:style-name="P120"><text:a xlink:type="simple" xlink:href="#__RefHeading___Toc1029_787258444" text:style-name="Index_20_Link" text:visited-style-name="Index_20_Link">Performance<text:tab/>3</text:a></text:p>
          <text:p text:style-name="P120"><text:a xlink:type="simple" xlink:href="#__RefHeading___Toc1031_787258444" text:style-name="Index_20_Link" text:visited-style-name="Index_20_Link">Robustness<text:tab/>3</text:a></text:p>
          <text:p text:style-name="P120"><text:a xlink:type="simple" xlink:href="#__RefHeading___Toc1473_209583328" text:style-name="Index_20_Link" text:visited-style-name="Index_20_Link">Compatibility and Requirements<text:tab/>4</text:a></text:p>
          <text:p text:style-name="P120"><text:a xlink:type="simple" xlink:href="#__RefHeading___Toc1273_787258444" text:style-name="Index_20_Link" text:visited-style-name="Index_20_Link">Usability and Consistency<text:tab/>4</text:a></text:p>
          <text:p text:style-name="P118"><text:a xlink:type="simple" xlink:href="#__RefHeading___Toc1033_787258444" text:style-name="Index_20_Link" text:visited-style-name="Index_20_Link">Algorithm<text:tab/>5</text:a></text:p>
          <text:p text:style-name="P120"><text:a xlink:type="simple" xlink:href="#__RefHeading___Toc1475_209583328" text:style-name="Index_20_Link" text:visited-style-name="Index_20_Link">File Entry Properties and Metadata<text:tab/>5</text:a></text:p>
          <text:p text:style-name="P119"><text:a xlink:type="simple" xlink:href="#__RefHeading___Toc2553_469076640" text:style-name="Index_20_Link" text:visited-style-name="Index_20_Link">Example of a Local .pyftpsync-meta.json After a Synchronization<text:tab/>6</text:a></text:p>
          <text:p text:style-name="P119"><text:a xlink:type="simple" xlink:href="#__RefHeading___Toc1872_520408170" text:style-name="Index_20_Link" text:visited-style-name="Index_20_Link">mtime on FTP Servers<text:tab/>6</text:a></text:p>
          <text:p text:style-name="P119"><text:a xlink:type="simple" xlink:href="#__RefHeading___Toc2555_469076640" text:style-name="Index_20_Link" text:visited-style-name="Index_20_Link">Example of a .pyftpsync-meta.json on a Remote FTP Server After a Synchronization<text:tab/>7</text:a></text:p>
          <text:p text:style-name="P119"><text:a xlink:type="simple" xlink:href="#__RefHeading___Toc1766_520408170" text:style-name="Index_20_Link" text:visited-style-name="Index_20_Link">Glossary<text:tab/>7</text:a></text:p>
          <text:p text:style-name="P120"><text:a xlink:type="simple" xlink:href="#__RefHeading___Toc1477_209583328" text:style-name="Index_20_Link" text:visited-style-name="Index_20_Link">Classification of Entries and Pairs<text:tab/>8</text:a></text:p>
          <text:p text:style-name="P120"><text:a xlink:type="simple" xlink:href="#__RefHeading___Toc1479_209583328" text:style-name="Index_20_Link" text:visited-style-name="Index_20_Link">Determining the Synchronization Action<text:tab/>9</text:a></text:p>
          <text:p text:style-name="P119"><text:a xlink:type="simple" xlink:href="#__RefHeading___Toc1878_245841295" text:style-name="Index_20_Link" text:visited-style-name="Index_20_Link">Bi-Directional Synchronization<text:tab/>9</text:a></text:p>
          <text:p text:style-name="P104"><text:a xlink:type="simple" xlink:href="#__RefHeading___Toc2721_408069982" text:style-name="Index_20_Link" text:visited-style-name="Index_20_Link">Standard Case: Metadata is Available<text:tab/>9</text:a></text:p>
          <text:p text:style-name="P104"><text:a xlink:type="simple" xlink:href="#__RefHeading___Toc2969_408069982" text:style-name="Index_20_Link" text:visited-style-name="Index_20_Link">Special Case: No Metadata Available<text:tab/>10</text:a></text:p>
          <text:p text:style-name="P104"><text:a xlink:type="simple" xlink:href="#__RefHeading___Toc2723_408069982" text:style-name="Index_20_Link" text:visited-style-name="Index_20_Link">Special Case: Directories<text:tab/>10</text:a></text:p>
          <text:p text:style-name="P119"><text:a xlink:type="simple" xlink:href="#__RefHeading___Toc1481_209583328" text:style-name="Index_20_Link" text:visited-style-name="Index_20_Link">Upload Synchronization<text:tab/>11</text:a></text:p>
          <text:p text:style-name="P119"><text:a xlink:type="simple" xlink:href="#__RefHeading___Toc1308_787258444" text:style-name="Index_20_Link" text:visited-style-name="Index_20_Link">Download Synchronization<text:tab/>11</text:a></text:p>
          <text:p text:style-name="P118"><text:a xlink:type="simple" xlink:href="#__RefHeading___Toc1312_787258444" text:style-name="Index_20_Link" text:visited-style-name="Index_20_Link">Command Line Interface<text:tab/>11</text:a></text:p>
          <text:p text:style-name="P118"><text:a xlink:type="simple" xlink:href="#__RefHeading___Toc2605_469076640" text:style-name="Index_20_Link" text:visited-style-name="Index_20_Link">Appendix 1: Test Fixture<text:tab/>12</text:a></text:p>
        </text:index-body>
      </text:table-of-content>
      <text:p text:style-name="P1"/>
      <text:h text:style-name="P109" text:outline-level="1"><text:bookmark-start text:name="__RefHeading___Toc1023_787258444"/>Overview<text:bookmark-end text:name="__RefHeading___Toc1023_787258444"/></text:h>
      <text:p text:style-name="P2">Pyftpsync is an open source project that allows to synchronize <text:span text:style-name="T154">directories</text:span> over FTP<text:span text:style-name="T154">(S) and file system access</text:span>.</text:p>
      <text:p text:style-name="P2">Copyright © 2012-201<text:span text:style-name="T145">7</text:span> Martin Wendt, free for use according to the <text:a xlink:type="simple" xlink:href="http://www.opensource.org/licenses/mit-license.php" text:style-name="Internet_20_link" text:visited-style-name="Visited_20_Internet_20_Link">MIT license</text:a>.</text:p>
      <text:list xml:id="list1226745483545765328" text:style-name="L1">
        <text:list-item>
          <text:p text:style-name="P121">This is a command line tool…</text:p>
        </text:list-item>
        <text:list-item>
          <text:p text:style-name="P121">… and a library for use in your Python projects.</text:p>
        </text:list-item>
        <text:list-item>
          <text:p text:style-name="P121">Upload, download, and bi-directional sync<text:span text:style-name="T134">hronization</text:span> mode.</text:p>
        </text:list-item>
        <text:list-item>
          <text:p text:style-name="P121">Allows FTP-to-FTP and Filesystem-to-Filesystem synchronization as well.</text:p>
        </text:list-item>
        <text:list-item>
          <text:p text:style-name="P121">Architecture is open to add other target types.</text:p>
        </text:list-item>
      </text:list>
      <text:p text:style-name="P2"><text:span text:style-name="T36">The project is maintained on GitHub:</text:span> <text:a xlink:type="simple" xlink:href="https://github.com/mar10/pyftpsync" text:style-name="Internet_20_link" text:visited-style-name="Visited_20_Internet_20_Link">https://github.com/mar10/pyftpsync</text:a>.<text:line-break/><text:span text:style-name="T36">Feedback and contributions are welcome.</text:span></text:p>
      <text:h text:style-name="P106" text:outline-level="1"><text:bookmark-start text:name="__RefHeading___Toc1025_787258444"/>Requirements<text:bookmark-end text:name="__RefHeading___Toc1025_787258444"/></text:h>
      <text:p text:style-name="P9"><text:span text:style-name="T15">D</text:span><text:span text:style-name="T3">esign goals and derived decisions.</text:span></text:p>
      <text:h text:style-name="Heading_20_2" text:outline-level="2"><text:bookmark-start text:name="__RefHeading___Toc1027_787258444"/>Extensibility<text:bookmark-end text:name="__RefHeading___Toc1027_787258444"/></text:h>
      <text:p text:style-name="P7">pyftpsync is designed as <text:span text:style-name="T35">a</text:span> Python library in the first place. The command line interface is an application use case that builds on this.<text:line-break/><text:span text:style-name="T34">This approach also allows for easy automated testing.</text:span></text:p>
      <text:p text:style-name="P7">The architecture should <text:span text:style-name="T49">be easy to </text:span>exten<text:span text:style-name="T49">d</text:span>, for example add new target types <text:span text:style-name="T34">(think </text:span>TFTP, <text:span text:style-name="T154">WebDAV,</text:span> or <text:span text:style-name="T34">Google Drive API).</text:span></text:p>
      <text:h text:style-name="Heading_20_2" text:outline-level="2"><text:bookmark-start text:name="__RefHeading___Toc1029_787258444"/>Performance<text:bookmark-end text:name="__RefHeading___Toc1029_787258444"/></text:h>
      <text:p text:style-name="P6"><text:span text:style-name="T5">The </text:span><text:span text:style-name="T16">synchronization process</text:span><text:span text:style-name="T5"> should be r</text:span><text:span text:style-name="T3">eason</text:span><text:span text:style-name="T4">a</text:span><text:span text:style-name="T3">bly fast.</text:span></text:p>
      <text:p text:style-name="P6"><text:span text:style-name="T5">FTP servers (in general) don't support sending etags or CRC checksums with a dir listing.<text:line-break/></text:span><text:span text:style-name="T6">Since calculating CRCs on a remote server would require slow downloads, we rely on file sizes and modification times to detect changes.<text:line-break/></text:span><text:span text:style-name="T16">This implies that ML</text:span><text:span text:style-name="T17">S</text:span><text:span text:style-name="T16">T support is a requirement for FTP servers.</text:span></text:p>
      <text:h text:style-name="Heading_20_2" text:outline-level="2"><text:bookmark-start text:name="__RefHeading___Toc1031_787258444"/>Robustness<text:bookmark-end text:name="__RefHeading___Toc1031_787258444"/></text:h>
      <text:p text:style-name="Text_20_body"><text:span text:style-name="T5">We need to deal with </text:span><text:span text:style-name="T8">some special scenarios</text:span></text:p>
      <text:list xml:id="list7072951515954077828" text:style-name="L2">
        <text:list-item>
          <text:p text:style-name="P132"><text:span text:style-name="T3">Local or remote files may be </text:span><text:span text:style-name="T9">modified</text:span><text:span text:style-name="T3">, added, or removed </text:span><text:span text:style-name="T30">by users </text:span><text:span text:style-name="T3">at any time, so the </text:span><text:span text:style-name="T8">metadata stored by</text:span><text:span text:style-name="T3"> pyftpsync become</text:span><text:span text:style-name="T8">s</text:span><text:span text:style-name="T3"> invalid.<text:line-break/>→</text:span><text:span text:style-name="T30"> we have to detect invalidated metadata</text:span></text:p>
        </text:list-item>
        <text:list-item>
          <text:p text:style-name="P122">Files may be modified without changing the file size.<text:line-break/>→<text:span text:style-name="T37"> we will not rely on this value to check for equality (but use it to pre-check for inequality).</text:span></text:p>
        </text:list-item>
        <text:list-item>
          <text:p text:style-name="P124">It may even be possible that a file content has changed without changing the modification time, but this would require some explicit file time manipulation by the user (or occur in very unlikely cases, where the system clock is set).<text:line-break/>→ we will still rely on the file time to detect modifications, but maybe add an option for binary comparisons / CRCs in the future.</text:p>
        </text:list-item>
        <text:list-item>
          <text:p text:style-name="P134"><text:span text:style-name="T3">File</text:span><text:span text:style-name="T18">s</text:span><text:span text:style-name="T3"> may be changed on both targets </text:span><text:span text:style-name="T18">between t</text:span><text:span text:style-name="T30">w</text:span><text:span text:style-name="T18">o synchronizations</text:span><text:span text:style-name="T3">:<text:line-break/>→</text:span><text:span text:style-name="T18"> </text:span><text:span text:style-name="T3">We need </text:span><text:span text:style-name="T10">to </text:span><text:span text:style-name="T13">identify conflicts and offer</text:span><text:span text:style-name="T10"> different </text:span><text:span text:style-name="T3">conflict resolution </text:span><text:span text:style-name="T10">strategies</text:span><text:span text:style-name="T3">.</text:span></text:p>
        </text:list-item>
        <text:list-item>
          <text:p text:style-name="P123">System clock of server and client may be out of sync by a few seconds or minutes. <text:line-break/>Server and client may also use different time zones.<text:line-break/>→<text:span text:style-name="T86"> always use GMT time, probe the server for a time delta, and use an epsilon when comparing times.</text:span></text:p>
        </text:list-item>
        <text:list-item>
          <text:p text:style-name="P125"><text:soft-page-break/>One local folder may be synchronized with different remote targets. Likewise, one remote target may be used by different clients.<text:line-break/><text:span text:style-name="T38">→ metadata must be stored per peer id</text:span></text:p>
        </text:list-item>
        <text:list-item>
          <text:p text:style-name="P126">Different pyftpsync jobs may run at the same time.<text:line-break/>For example two clients sync<text:span text:style-name="T85">hronize</text:span> with the same remote target (or one remote target is a sub folder of the other). <text:span text:style-name="T38">This may lead to corrupt data.</text:span><text:line-break/>→<text:span text:style-name="T38"> some sort of locking would help</text:span></text:p>
        </text:list-item>
        <text:list-item>
          <text:p text:style-name="P127">A pyftpsync job may be interrupted by Ctrl-C, FTP server problems, missing permissions, programming errors, network errors, etc.<text:line-break/>→<text:span text:style-name="T86"> </text:span>We should try to prevent or repair inconsistent source files, metadata, or stale locks.</text:p>
        </text:list-item>
      </text:list>
      <text:h text:style-name="Heading_20_2" text:outline-level="2"><text:bookmark-start text:name="__RefHeading___Toc1473_209583328"/>Compatibility <text:span text:style-name="T154">and Requirements</text:span><text:bookmark-end text:name="__RefHeading___Toc1473_209583328"/></text:h>
      <text:p text:style-name="P4">We want to support as many platforms and impose as few <text:span text:style-name="T130">pre-conditions or restrictions</text:span> as possible.</text:p>
      <text:p text:style-name="P5">There should be no need to have a watchdog service running on the server or client.</text:p>
      <text:h text:style-name="Heading_20_2" text:outline-level="2"><text:bookmark-start text:name="__RefHeading___Toc1273_787258444"/><text:span text:style-name="T7">Usability</text:span><text:span text:style-name="T3"> and </text:span><text:span text:style-name="T6">C</text:span><text:span text:style-name="T3">ons</text:span><text:span text:style-name="T6">i</text:span><text:span text:style-name="T3">stency</text:span><text:bookmark-end text:name="__RefHeading___Toc1273_787258444"/></text:h>
      <text:p text:style-name="P8"><text:span text:style-name="T3">Synchronization is technically tricky, but </text:span><text:span text:style-name="T14">may </text:span><text:span text:style-name="T3">also be confusing even if implemented correctly.<text:line-break/>The interface should be clear and provide transparent information to avoid accidental misuse:</text:span></text:p>
      <text:list xml:id="list3732777325673167684" text:style-name="L3">
        <text:list-item>
          <text:p text:style-name="P128">Use terms “Local” / “Remote” consistently.</text:p>
        </text:list-item>
        <text:list-item>
          <text:p text:style-name="P135"><text:span text:style-name="T3">Support dry-run </text:span><text:span text:style-name="T13">mode.</text:span></text:p>
        </text:list-item>
        <text:list-item>
          <text:p text:style-name="P136"><text:span text:style-name="T13">'</text:span><text:span text:style-name="T3">upload' mode never modifies local target. Likewise 'download' mode never modifies remote target.</text:span></text:p>
        </text:list-item>
        <text:list-item>
          <text:p text:style-name="P131">Use defensive defaults.</text:p>
        </text:list-item>
        <text:list-item>
          <text:p text:style-name="P131">Display understandable information on conflicts.</text:p>
        </text:list-item>
      </text:list>
      <text:h text:style-name="P107" text:outline-level="1"><text:bookmark-start text:name="__RefHeading___Toc1033_787258444"/>Algorithm<text:bookmark-end text:name="__RefHeading___Toc1033_787258444"/></text:h>
      <text:list xml:id="list2146365529082698693" text:style-name="L4">
        <text:list-item>
          <text:p text:style-name="P129"><text:span text:style-name="T130">Instantiate</text:span> two target <text:span text:style-name="T130">objects</text:span> (local and remote), <text:span text:style-name="T130">derived from the </text:span><text:span text:style-name="mw_5f_inline_5f_code">_Target</text:span><text:span text:style-name="T130"> class.</text:span></text:p>
        </text:list-item>
        <text:list-item>
          <text:p text:style-name="P130">Define a synchronizer (upload, download, or bi-directional), <text:span text:style-name="T130">derived from the </text:span><text:span text:style-name="mw_5f_inline_5f_code">_BaseSynchronizer</text:span> <text:span text:style-name="T130">class.</text:span></text:p>
        </text:list-item>
        <text:list-item>
          <text:p text:style-name="P133"><text:span text:style-name="T3">Call </text:span><text:span text:style-name="mw_5f_inline_5f_code"><text:span text:style-name="T155">synchronizer.run()</text:span></text:span></text:p>
          <text:list>
            <text:list-item>
              <text:p text:style-name="P147"><text:span text:style-name="T3">Walk both target trees and find matching/new/missing entr</text:span><text:span text:style-name="T31">y pairs.</text:span><text:span text:style-name="T3"><text:line-break/></text:span><text:span text:style-name="T11">Also </text:span><text:span text:style-name="T31">optionally </text:span><text:span text:style-name="T11">apply inclusion/exclusion filter </text:span><text:span text:style-name="T31">patterns.</text:span></text:p>
            </text:list-item>
            <text:list-item>
              <text:p text:style-name="P148">Classify entries (Existing? Modified since last sync?)</text:p>
            </text:list-item>
            <text:list-item>
              <text:p text:style-name="P149"><text:span text:style-name="T3">Classify </text:span><text:span text:style-name="T11">entry pairs </text:span><text:span text:style-name="T12">and c</text:span><text:span text:style-name="T11">all handler, for example </text:span><text:span text:style-name="mw_5f_inline_5f_code"><text:span text:style-name="T155">synchronizer.sync_older_local_file(local, remote)</text:span></text:span></text:p>
            </text:list-item>
          </text:list>
        </text:list-item>
        <text:list-item>
          <text:p text:style-name="P102">Dump statistics</text:p>
        </text:list-item>
      </text:list>
      <text:h text:style-name="Heading_20_2" text:outline-level="2"><text:bookmark-start text:name="__RefHeading___Toc1475_209583328"/>File Entr<text:span text:style-name="T70">y Properties</text:span> <text:span text:style-name="T48">and Metadata</text:span><text:bookmark-end text:name="__RefHeading___Toc1475_209583328"/></text:h>
      <text:p text:style-name="P10">For every entry we need to know</text:p>
      <text:list xml:id="list1580974170717713258" text:style-name="L5">
        <text:list-item>
          <text:p text:style-name="P137"><text:span text:style-name="T131">Current </text:span>file size <text:span text:style-name="T40">and file modification time as reported by the file system</text:span></text:p>
        </text:list-item>
        <text:list-item>
          <text:p text:style-name="P138">timestamp of last <text:span text:style-name="T69">successful, not-dry-run </text:span>synchronization <text:span text:style-name="T40">(if any)</text:span></text:p>
        </text:list-item>
        <text:list-item>
          <text:p text:style-name="P137">file size and <text:span text:style-name="T39">file modification time</text:span> at the time of last synchronization<text:line-break/><text:span text:style-name="T40">This values may be None if the file did not exist at that time.</text:span></text:p>
        </text:list-item>
      </text:list>
      <text:p text:style-name="Text_20_body">The information of 2.) and 3.) is stored as additional metadata.<text:line-break/>This also allows to detect files that have been deleted since last synchronization, because they will still appear in the metadata.</text:p>
      <text:p text:style-name="P15">Metadata for file status at <text:span text:style-name="T133">the </text:span>last synchronization time is always stored <text:span text:style-name="T72">in a text file named `.pyftpsync-meta.json` inside</text:span> the <text:span text:style-name="T73">local</text:span> folder, <text:span text:style-name="T72">because</text:span> it is more likely that we have write access here.</text:p>
      <text:p text:style-name="P15">The metadata <text:span text:style-name="T50">is used to detect conflicts, i.e. we want to tell if files have bee modified since the last synchronization. Because a target may be synchronized with different peers, we must maintain the data sets per peer.</text:span></text:p>
      <text:p text:style-name="P16">Metadata is stored in JSON text format, normally in a compact version. For debugging a verbose version can be activated, which is indented and includes string formatted <text:span text:style-name="T133">date </text:span>fields.</text:p>
      <text:h text:style-name="P115" text:outline-level="3"><text:bookmark-start text:name="__RefHeading___Toc2553_469076640"/>Example of a <text:span text:style-name="T156">Local</text:span> .<text:span text:style-name="T72">pyftpsync-meta.json</text:span> <text:span text:style-name="T156">After a Synchronization</text:span><text:bookmark-end text:name="__RefHeading___Toc2553_469076640"/></text:h>
      <text:p text:style-name="Text_20_body">(showing the verbose format):</text:p>
      <text:p text:style-name="P91">{</text:p>
      <text:p text:style-name="P91"><text:s text:c="4"/>"_disclaimer": "Generated by https://github.com/mar10/pyftpsync", </text:p>
      <text:p text:style-name="P91"><text:s text:c="4"/>"_file_version": 2, </text:p>
      <text:p text:style-name="P91"><text:s text:c="4"/>"_time": 1470750669.0, </text:p>
      <text:p text:style-name="P91"><text:s text:c="4"/>"_time_str": "Tue Aug <text:s/>9 16:51:09 2016", </text:p>
      <text:p text:style-name="P91"><text:s text:c="4"/>"_version": "1.1.0", </text:p>
      <text:p text:style-name="P91"><text:s text:c="4"/>"mtimes": {}, </text:p>
      <text:p text:style-name="P91"><text:s text:c="4"/>"peer_sync": {</text:p>
      <text:p text:style-name="P91"><text:s text:c="8"/>"www.example.com/test_pyftpsync": {</text:p>
      <text:p text:style-name="P91"><text:s text:c="12"/>":last_sync": 1470754266.689334, </text:p>
      <text:p text:style-name="P91"><text:s text:c="12"/>":last_sync_str": "Tue Aug <text:s/>9 16:51:06 2016", </text:p>
      <text:p text:style-name="P91"><text:s text:c="12"/>"a.txt": {</text:p>
      <text:p text:style-name="P91"><text:s text:c="16"/>"m": 1418577067.0, </text:p>
      <text:p text:style-name="P91"><text:s text:c="16"/>"mtime_str": "Sun Dec 14 18:11:07 2014", </text:p>
      <text:p text:style-name="P91"><text:s text:c="16"/>"s": 56, </text:p>
      <text:p text:style-name="P91"><text:s text:c="16"/>"u": 1470730157.237741, </text:p>
      <text:p text:style-name="P91"><text:s text:c="16"/>"uploaded_str": "Tue Aug <text:s/>9 10:09:17 2016"</text:p>
      <text:p text:style-name="P91"><text:s text:c="12"/>}, </text:p>
      <text:p text:style-name="P91"><text:s text:c="12"/>"b.txt": {</text:p>
      <text:p text:style-name="P91"><text:s text:c="16"/>"m": 1418577087.0, </text:p>
      <text:p text:style-name="P91"><text:s text:c="16"/>"mtime_str": "Sun Dec 14 18:11:27 2014", </text:p>
      <text:p text:style-name="P91"><text:s text:c="16"/>"s": 69, </text:p>
      <text:p text:style-name="P91"><text:s text:c="16"/>"u": 1470730157.452979, </text:p>
      <text:p text:style-name="P91"><text:s text:c="16"/>"uploaded_str": "Tue Aug <text:s/>9 10:09:17 2016"</text:p>
      <text:p text:style-name="P91"><text:s text:c="12"/>}</text:p>
      <text:p text:style-name="P91"><text:s text:c="8"/>}</text:p>
      <text:p text:style-name="P91"><text:s text:c="4"/>}</text:p>
      <text:p text:style-name="P91">}</text:p>
      <text:h text:style-name="P112" text:outline-level="3"><text:bookmark-start text:name="__RefHeading___Toc1872_520408170"/>mtime on FTP <text:span text:style-name="T71">S</text:span>ervers<text:bookmark-end text:name="__RefHeading___Toc1872_520408170"/></text:h>
      <text:p text:style-name="P17">On FTP targets there is an additional <text:span text:style-name="T70">global section in the metadata </text:span>that holds the <text:span text:style-name="T70">original </text:span>modif<text:span text:style-name="T52">ication</text:span> time<text:span text:style-name="T52">s of the uploaded files.<text:line-break/>This is required, because FTP servers will always set file time to the upload time.</text:span></text:p>
      <text:p text:style-name="P18">This information is stored by the client on the <text:span text:style-name="T73">remote</text:span> server, whenever a file is uploaded.</text:p>
      <text:p text:style-name="P13"><text:span text:style-name="T25">We must </text:span><text:span text:style-name="T3">discard those entries, when a file was modified by another client than pyftpsync.<text:line-break/></text:span><text:span text:style-name="T29">In order to detect external changes, we also store the update time and size and check if the current size had changed, or if the current mtime is later than the last upload time.</text:span></text:p>
      <text:h text:style-name="P116" text:outline-level="3"><text:bookmark-start text:name="__RefHeading___Toc2555_469076640"/>Example of a .pyftpsync-meta.json on a <text:span text:style-name="T157">R</text:span>emote FTP <text:span text:style-name="T157">S</text:span>erver <text:span text:style-name="T157">A</text:span>fter a <text:span text:style-name="T157">S</text:span>ynchronization<text:bookmark-end text:name="__RefHeading___Toc2555_469076640"/></text:h>
      <text:p text:style-name="P145">(showing the verbose format):</text:p>
      <text:p text:style-name="P92">{</text:p>
      <text:p text:style-name="P92"><text:s text:c="4"/>"_disclaimer": "Generated by https://github.com/mar10/pyftpsync", </text:p>
      <text:p text:style-name="P92"><text:s text:c="4"/>"_file_version": 2, </text:p>
      <text:p text:style-name="P92"><text:s text:c="4"/>"_time": 1470750669.0, </text:p>
      <text:p text:style-name="P92"><text:s text:c="4"/>"_time_str": "Tue Aug <text:s/>9 16:51:09 2016", </text:p>
      <text:p text:style-name="P92"><text:s text:c="4"/>"_version": "1.1.0", </text:p>
      <text:p text:style-name="P92"><text:s text:c="4"/>"mtimes": {</text:p>
      <text:p text:style-name="P92"><text:s text:c="8"/>"a.txt": {</text:p>
      <text:p text:style-name="P92"><text:s text:c="12"/>"m": 1418577067.0, </text:p>
      <text:p text:style-name="P92"><text:s text:c="12"/>"mtime_str": "Sun Dec 14 18:11:07 2014", </text:p>
      <text:p text:style-name="P92"><text:s text:c="12"/>"s": 56, </text:p>
      <text:p text:style-name="P92"><text:s text:c="12"/>"u": 1470730157.237687, </text:p>
      <text:p text:style-name="P92"><text:s text:c="12"/>"uploaded_str": "Tue Aug <text:s/>9 10:09:17 2016"</text:p>
      <text:p text:style-name="P92"><text:s text:c="8"/>}, </text:p>
      <text:p text:style-name="P92"><text:s text:c="8"/>"b.txt": {</text:p>
      <text:p text:style-name="P92"><text:s text:c="12"/>"m": 1418577087.0, </text:p>
      <text:p text:style-name="P92"><text:s text:c="12"/>"mtime_str": "Sun Dec 14 18:11:27 2014", </text:p>
      <text:p text:style-name="P92"><text:s text:c="12"/>"s": 69, </text:p>
      <text:p text:style-name="P92"><text:s text:c="12"/>"u": 1470730157.452889, </text:p>
      <text:p text:style-name="P92"><text:s text:c="12"/>"uploaded_str": "Tue Aug <text:s/>9 10:09:17 2016"</text:p>
      <text:p text:style-name="P92"><text:s text:c="8"/>} </text:p>
      <text:p text:style-name="P92"><text:s text:c="4"/>}, </text:p>
      <text:p text:style-name="P92"><text:s text:c="4"/>"peer_sync": {}</text:p>
      <text:p text:style-name="P92">}</text:p>
      <text:h text:style-name="Heading_20_3" text:outline-level="3"><text:bookmark-start text:name="__RefHeading___Toc1766_520408170"/>Glossary<text:bookmark-end text:name="__RefHeading___Toc1766_520408170"/></text:h>
      <text:p text:style-name="P11">We refer to these properties as <text:span text:style-name="T68">(assuming local filesystem and remote FTP server):</text:span></text:p>
      <text:p text:style-name="P12"><text:span text:style-name="T23">Local</text:span><text:span text:style-name="T22"> target:</text:span></text:p>
      <text:p text:style-name="mw_5f_glossary">size<text:span text:style-name="T41">(L)</text:span><text:tab/>Local file size as reported by the file system.</text:p>
      <text:p text:style-name="mw_5f_glossary">mtime<text:span text:style-name="T41">(L)</text:span><text:tab/>Local file modification time as reported by the file system.</text:p>
      <text:p text:style-name="mw_5f_glossary">pssize<text:tab/>Peer sync size: snapshot of size<text:span text:style-name="T54"> </text:span><text:span text:style-name="T55">at the time of last </text:span><text:span text:style-name="T56">copy operation</text:span><text:span text:style-name="T55">.<text:line-break/>(S</text:span>tored in a meta<text:span text:style-name="T53">data</text:span> file on the local target.<text:span text:style-name="T53">)</text:span></text:p>
      <text:p text:style-name="mw_5f_glossary">psmtime<text:span text:style-name="T41"><text:tab/></text:span>Peer sync <text:span text:style-name="T51">modification </text:span>time: snapshot of mtime<text:span text:style-name="T54"> </text:span><text:span text:style-name="T55">at the time of </text:span><text:span text:style-name="T57">the </text:span><text:span text:style-name="T55">last </text:span><text:span text:style-name="T56">copy operation</text:span>. <text:span text:style-name="T55">(S</text:span>tored in a meta<text:span text:style-name="T53">data</text:span> file on the local target.<text:span text:style-name="T53">)</text:span></text:p>
      <text:p text:style-name="mw_5f_glossary">ps<text:span text:style-name="T51">u</text:span>time<text:span text:style-name="T41"><text:tab/></text:span>Peer sync time: <text:span text:style-name="T69">time </text:span><text:span text:style-name="T55">of last </text:span><text:span text:style-name="T56">copy operation</text:span><text:span text:style-name="T54">. </text:span><text:span text:style-name="T55">(S</text:span>tored in a meta<text:span text:style-name="T53">data</text:span> file on the local target.<text:span text:style-name="T53">)</text:span></text:p>
      <text:p text:style-name="P99">Remote target:</text:p>
      <text:p text:style-name="P100">(pssize, psmtime, and psutime are identical to the local target.)</text:p>
      <text:p text:style-name="mw_5f_glossary"><text:span text:style-name="T3">size</text:span><text:span text:style-name="T42">(R)</text:span><text:span text:style-name="T3"><text:tab/>Remote file size as reported by the FTP server.</text:span></text:p>
      <text:p text:style-name="mw_5f_glossary"><text:span text:style-name="T3">mtime</text:span><text:span text:style-name="T42">(R)</text:span><text:span text:style-name="T3"><text:tab/></text:span><text:span text:style-name="T24">F</text:span><text:span text:style-name="T3">ile modification time </text:span><text:span text:style-name="T20">of the uploaded file</text:span><text:span text:style-name="T3">.<text:line-break/>Note that we store this as separate metadata on FTP servers, because FTP servers apply the upload time to all files during synchronization. </text:span><text:span text:style-name="T32">In this case mtime</text:span><text:span text:style-name="T44">(R)</text:span><text:span text:style-name="T32"> is this adjusted modification time </text:span><text:span text:style-name="T33">of the original uploaded file</text:span><text:span text:style-name="T32">.<text:line-break/></text:span><text:span text:style-name="T21">Defaults to rtime</text:span><text:span text:style-name="T43">(R)</text:span><text:span text:style-name="T21"> if no metadata is available.</text:span></text:p>
      <text:p text:style-name="mw_5f_glossary"><text:soft-page-break/><text:span text:style-name="T19">r</text:span><text:span text:style-name="T3">time</text:span><text:span text:style-name="T42">(R)</text:span><text:span text:style-name="T3"><text:tab/></text:span><text:span text:style-name="T20">REAL r</text:span><text:span text:style-name="T3">emote file modification time as reported by the FTP server.<text:line-break/>This value is normally </text:span><text:span text:style-name="T28">nearly </text:span><text:span text:style-name="T3">identical with </text:span><text:span text:style-name="T26">ps</text:span><text:span text:style-name="T3">utime (not mtime), because FTP servers cannot set </text:span><text:span text:style-name="T27">or copy </text:span><text:span text:style-name="T3">an explicit file time.</text:span></text:p>
      <text:h text:style-name="P110" text:outline-level="2"><text:bookmark-start text:name="__RefHeading___Toc1477_209583328"/>Classification of Entries and Pairs<text:bookmark-end text:name="__RefHeading___Toc1477_209583328"/></text:h>
      <text:p text:style-name="P24">If pyftpsync has never run <text:span text:style-name="T139">on a folder</text:span>, there will be no metadata file at all, so we can <text:span text:style-name="T140">only do a simple classification:</text:span></text:p>
      <text:p text:style-name="P87"><text:span text:style-name="T102">Existing<text:tab/>A file is </text:span><text:span text:style-name="T75">existing</text:span><text:span text:style-name="T102"> if it currently exists on the file system, </text:span><text:span text:style-name="T93">but we have no </text:span><text:span text:style-name="T90">metadata </text:span><text:span text:style-name="T93">file at all</text:span><text:span text:style-name="T88">.</text:span></text:p>
      <text:p text:style-name="P25"><text:span text:style-name="T94">If a metadata file </text:span><text:span text:style-name="T95">is available however</text:span><text:span text:style-name="T94">, we can use th</text:span><text:span text:style-name="T95">is</text:span><text:span text:style-name="T94"> information to replace the </text:span><text:span text:style-name="T95">classification</text:span><text:span text:style-name="T94"> </text:span><text:span text:style-name="T99">existing</text:span><text:span text:style-name="T94"> with a more specific one</text:span>:</text:p>
      <text:p text:style-name="P81"><text:span text:style-name="T138">Missing<text:tab/>A file is </text:span><text:span text:style-name="T77">missing</text:span><text:span text:style-name="T102"> </text:span><text:span text:style-name="T91">if </text:span><text:span text:style-name="T89">it </text:span><text:span text:style-name="T91">is</text:span><text:span text:style-name="T101"> not </text:span><text:span text:style-name="T98">existing</text:span><text:span text:style-name="T91"> </text:span><text:span text:style-name="T92">and</text:span><text:span text:style-name="T91"> we </text:span><text:span text:style-name="T92">don’t </text:span><text:span text:style-name="T91">have metadata for it.</text:span></text:p>
      <text:p text:style-name="P80"><text:span text:style-name="T87">Deleted<text:tab/>A file is </text:span><text:span text:style-name="T96">deleted</text:span><text:span text:style-name="T87"> if </text:span><text:span text:style-name="T89">it </text:span><text:span text:style-name="T87">is</text:span><text:span text:style-name="T100"> not </text:span><text:span text:style-name="T96">existing</text:span><text:span text:style-name="T87">, but we have metadata for it.</text:span></text:p>
      <text:p text:style-name="P81"><text:span text:style-name="T84">Modified<text:tab/></text:span>A file <text:span text:style-name="T84">is </text:span><text:span text:style-name="T74">modified</text:span><text:span text:style-name="T84"> if it is </text:span><text:span text:style-name="T74">existing</text:span><text:span text:style-name="T84">, has metadata, and<text:line-break/></text:span><text:span text:style-name="T103">size </text:span><text:span text:style-name="T104">≠</text:span><text:span text:style-name="T103"> pssize or mtime </text:span><text:span text:style-name="T104">≠</text:span><text:span text:style-name="T105"> </text:span><text:span text:style-name="T106">psmtime</text:span></text:p>
      <text:p text:style-name="P82"><text:span text:style-name="T87">Unmodified<text:tab/>A file is </text:span><text:span text:style-name="T96">unmodified</text:span><text:span text:style-name="T87"> if </text:span><text:span text:style-name="T89">it </text:span><text:span text:style-name="T87">is </text:span><text:span text:style-name="T96">existing</text:span><text:span text:style-name="T100">,</text:span><text:span text:style-name="T87"> </text:span><text:span text:style-name="T90">has metadata, </text:span><text:span text:style-name="T88">but </text:span><text:span text:style-name="T90">is </text:span><text:span text:style-name="T88">not </text:span><text:span text:style-name="T97">modified</text:span><text:span text:style-name="T88">.</text:span></text:p>
      <text:p text:style-name="P80"><text:span text:style-name="T87">New<text:tab/>A file is </text:span><text:span text:style-name="T96">new</text:span><text:span text:style-name="T87"> if </text:span><text:span text:style-name="T89">it </text:span><text:span text:style-name="T87">is </text:span><text:span text:style-name="T96">existing</text:span><text:span text:style-name="T87">, but we don't have metadata for it.</text:span></text:p>
      <text:p text:style-name="P26">A pair’s classification is defined by the combination of local and remote classifications. <text:line-break/>Some examples:</text:p>
      <text:p text:style-name="P96"><text:span text:style-name="T141">(</text:span><text:span text:style-name="T78">existing</text:span><text:span text:style-name="T141">, </text:span><text:span text:style-name="T79">existing</text:span><text:span text:style-name="T141">)<text:tab/>A file name was found on remote and local target. Since we don’t have a metadata file, we may need to compare the file sizes or content to find out if they are identical or if we have a conflict.</text:span></text:p>
      <text:p text:style-name="P95"><text:span text:style-name="T141">(</text:span><text:span text:style-name="T78">existing</text:span><text:span text:style-name="T141">, </text:span><text:span text:style-name="T79">None</text:span><text:span text:style-name="T141">)<text:tab/>A matching file does not exist on remote target, so we may upload the local file to remote or delete the local file.</text:span></text:p>
      <text:p text:style-name="P94">(<text:span text:style-name="T73">unmodified</text:span>, <text:span text:style-name="T73">modified</text:span>)<text:tab/><text:span text:style-name="T142">We can download the modified remote file.</text:span></text:p>
      <text:p text:style-name="P93">(<text:span text:style-name="T73">modified</text:span>, <text:span text:style-name="T73">modified</text:span>)<text:tab/><text:span text:style-name="T142">This is a conflict that we need to resolve in some way.</text:span></text:p>
      <text:p text:style-name="Standard">We can classify a pair a<text:span text:style-name="T144">s follows</text:span>:</text:p>
      <text:p text:style-name="P88"><text:span text:style-name="T127">Equal</text:span><text:span text:style-name="T126"><text:tab/>A pair of entries is </text:span><text:span text:style-name="T80">equal</text:span><text:span text:style-name="T126"> if </text:span><text:span text:style-name="T127">both are </text:span><text:span text:style-name="T80">existing</text:span><text:span text:style-name="T127"> and<text:line-break/></text:span><text:span text:style-name="T108">size</text:span><text:span text:style-name="T46">(L)</text:span><text:span text:style-name="T108"> </text:span><text:span text:style-name="T109">=</text:span><text:span text:style-name="T108"> size</text:span><text:span text:style-name="T46">(R)</text:span><text:span text:style-name="T108"> </text:span><text:span text:style-name="T109">and</text:span><text:span text:style-name="T108"> mtime</text:span><text:span text:style-name="T46">(L)</text:span><text:span text:style-name="T108"> </text:span><text:span text:style-name="T112">=</text:span><text:span text:style-name="T113"> </text:span><text:span text:style-name="T114">mtime</text:span><text:span text:style-name="T47">(R)<text:line-break/></text:span><text:span text:style-name="T63">If metadata is available, we consider it </text:span><text:span text:style-name="T66">equal</text:span><text:span text:style-name="T63"> if both entries are </text:span><text:span text:style-name="T66">unmodified</text:span><text:span text:style-name="T63">.</text:span></text:p>
      <text:p text:style-name="P89"><text:span text:style-name="T126">Conflict<text:tab/>A pair of entries is a </text:span><text:span text:style-name="T74">conflict</text:span><text:span text:style-name="T126"> if </text:span><text:span text:style-name="T127">both are </text:span><text:span text:style-name="T80">existing</text:span><text:span text:style-name="T127"> and<text:line-break/></text:span><text:span text:style-name="T108">size</text:span><text:span text:style-name="T46">(L)</text:span><text:span text:style-name="T108"> </text:span><text:span text:style-name="T111">≠</text:span><text:span text:style-name="T108"> size</text:span><text:span text:style-name="T46">(R)</text:span><text:span text:style-name="T108"> </text:span><text:span text:style-name="T110">or</text:span><text:span text:style-name="T108"> mtime</text:span><text:span text:style-name="T46">(L)</text:span><text:span text:style-name="T108"> </text:span><text:span text:style-name="T111">≠</text:span><text:span text:style-name="T113"> </text:span><text:span text:style-name="T114">mtime</text:span><text:span text:style-name="T47">(R)</text:span><text:span text:style-name="T126"><text:line-break/></text:span><text:span text:style-name="T63">If metadata is available, we consider it a </text:span><text:span text:style-name="T66">conflict</text:span><text:span text:style-name="T63"> </text:span><text:span text:style-name="T62">if one entry is </text:span><text:span text:style-name="T67">modified</text:span><text:span text:style-name="T62"> and the peer entry is </text:span><text:span text:style-name="T67">modified</text:span><text:span text:style-name="T62">, </text:span><text:span text:style-name="T67">new</text:span><text:span text:style-name="T62">, or </text:span><text:span text:style-name="T67">deleted</text:span><text:span text:style-name="T62">.</text:span></text:p>
      <text:p text:style-name="P90"><text:span text:style-name="T62">O</text:span><text:span text:style-name="T61">ther<text:tab/></text:span><text:span text:style-name="T64">If only one entry is modified or only one entry exists, this may result in copy operations, depending on the </text:span><text:span text:style-name="T65">synchronization</text:span><text:span text:style-name="T64"> mode.</text:span></text:p>
      <text:h text:style-name="P111" text:outline-level="2"><text:bookmark-start text:name="__RefHeading___Toc1479_209583328"/><text:soft-page-break/>Determining the Sync<text:span text:style-name="T147">hronization</text:span> Action<text:bookmark-end text:name="__RefHeading___Toc1479_209583328"/></text:h>
      <text:h text:style-name="P113" text:outline-level="3"><text:bookmark-start text:name="__RefHeading___Toc1878_245841295"/>Bi-Directional Syn<text:span text:style-name="T128">chronization</text:span><text:bookmark-end text:name="__RefHeading___Toc1878_245841295"/></text:h>
      <text:h text:style-name="P97" text:outline-level="4"><text:bookmark-start text:name="__RefHeading___Toc2721_408069982"/><text:span text:style-name="T148">Standard Case: M</text:span>etadata <text:span text:style-name="T143">is A</text:span>vailable<text:bookmark-end text:name="__RefHeading___Toc2721_408069982"/></text:h>
      <text:p text:style-name="P14">The synchronizer performs operations based on the preceding classification.<text:line-break/>The standard operations are listed in the following tabl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table:number-rows-spanned="2" table:number-columns-spanned="2" office:value-type="string">
            <text:p text:style-name="P60">Sync Action</text:p>
          </table:table-cell>
          <table:covered-table-cell/>
          <table:table-cell table:style-name="Table2.C1" table:number-columns-spanned="5" office:value-type="string">
            <text:p text:style-name="P63">Remote <text:span text:style-name="T120">target</text:span></text:p>
          </table:table-cell>
          <table:covered-table-cell/>
          <table:covered-table-cell/>
          <table:covered-table-cell/>
          <table:covered-table-cell/>
        </table:table-row>
        <table:table-row>
          <table:covered-table-cell/>
          <table:covered-table-cell/>
          <table:table-cell table:style-name="Table2.C2" office:value-type="string">
            <text:p text:style-name="P70">missing</text:p>
          </table:table-cell>
          <table:table-cell table:style-name="Table2.D2" office:value-type="string">
            <text:p text:style-name="P63">new</text:p>
          </table:table-cell>
          <table:table-cell table:style-name="Table2.E2" office:value-type="string">
            <text:p text:style-name="P63">unmodified</text:p>
          </table:table-cell>
          <table:table-cell table:style-name="Table2.F2" office:value-type="string">
            <text:p text:style-name="P63">modified</text:p>
          </table:table-cell>
          <table:table-cell table:style-name="Table2.G2" office:value-type="string">
            <text:p text:style-name="P63">deleted</text:p>
          </table:table-cell>
        </table:table-row>
        <table:table-row>
          <table:table-cell table:style-name="Table2.A3" table:number-rows-spanned="5" office:value-type="string">
            <text:p text:style-name="P66">Local <text:span text:style-name="T120">target</text:span></text:p>
          </table:table-cell>
          <table:table-cell table:style-name="Table2.B3" office:value-type="string">
            <text:p text:style-name="P72">missing</text:p>
          </table:table-cell>
          <table:table-cell table:style-name="Table2.C3" office:value-type="string">
            <text:p text:style-name="P37">n.a.</text:p>
          </table:table-cell>
          <table:table-cell table:style-name="Table2.D3" office:value-type="string">
            <text:p text:style-name="P40">&lt; <text:span text:style-name="T118">C</text:span>opy <text:span text:style-name="T125">new</text:span></text:p>
          </table:table-cell>
          <table:table-cell table:style-name="Table2.E3" office:value-type="string">
            <text:p text:style-name="P40"><text:span text:style-name="T125">&lt; C</text:span>opy <text:span text:style-name="T125">new</text:span></text:p>
          </table:table-cell>
          <table:table-cell table:style-name="Table2.F3" office:value-type="string">
            <text:p text:style-name="P40">&lt; <text:span text:style-name="T118">C</text:span>opy <text:span text:style-name="T125">new</text:span></text:p>
          </table:table-cell>
          <table:table-cell table:style-name="Table2.G3" office:value-type="string">
            <text:p text:style-name="P53">Only <text:span text:style-name="T116">cleanup metadata</text:span></text:p>
          </table:table-cell>
        </table:table-row>
        <table:table-row>
          <table:covered-table-cell/>
          <table:table-cell table:style-name="Table2.B4" office:value-type="string">
            <text:p text:style-name="P66">new</text:p>
          </table:table-cell>
          <table:table-cell table:style-name="Table2.C4" office:value-type="string">
            <text:p text:style-name="P47">Copy <text:span text:style-name="T128">new </text:span>&gt;</text:p>
          </table:table-cell>
          <table:table-cell table:style-name="Table2.D4" office:value-type="string">
            <text:p text:style-name="P56">(1) Need compare</text:p>
          </table:table-cell>
          <table:table-cell table:style-name="Table2.E4" office:value-type="string">
            <text:p text:style-name="P56">(1) Need compare</text:p>
          </table:table-cell>
          <table:table-cell table:style-name="Table2.F4" office:value-type="string">
            <text:p text:style-name="P35"><text:span text:style-name="T136">(2) Potential c</text:span>onflict</text:p>
          </table:table-cell>
          <table:table-cell table:style-name="Table2.G4" office:value-type="string">
            <text:p text:style-name="P34"><text:span text:style-name="T121">C</text:span>onflict</text:p>
          </table:table-cell>
        </table:table-row>
        <table:table-row>
          <table:covered-table-cell/>
          <table:table-cell table:style-name="Table2.B5" office:value-type="string">
            <text:p text:style-name="P67">unmodified</text:p>
          </table:table-cell>
          <table:table-cell table:style-name="Table2.C5" office:value-type="string">
            <text:p text:style-name="P44"><text:span text:style-name="T117">C</text:span>opy <text:span text:style-name="T128">new &gt;</text:span></text:p>
          </table:table-cell>
          <table:table-cell table:style-name="Table2.D5" office:value-type="string">
            <text:p text:style-name="P56">(1) Need compare</text:p>
          </table:table-cell>
          <table:table-cell table:style-name="Table2.E5" office:value-type="string">
            <text:p text:style-name="P78">(1) Need compare<text:span text:style-name="T137">(*)</text:span></text:p>
          </table:table-cell>
          <table:table-cell table:style-name="Table2.F5" office:value-type="string">
            <text:p text:style-name="P45">&lt; <text:span text:style-name="T128">Replace</text:span> <text:span text:style-name="T125">modified</text:span></text:p>
          </table:table-cell>
          <table:table-cell table:style-name="Table2.G5" office:value-type="string">
            <text:p text:style-name="P45">&lt; <text:span text:style-name="T119">D</text:span>elete <text:span text:style-name="T128">missing</text:span></text:p>
          </table:table-cell>
        </table:table-row>
        <table:table-row>
          <table:covered-table-cell/>
          <table:table-cell table:style-name="Table2.B6" office:value-type="string">
            <text:p text:style-name="P66">modified</text:p>
          </table:table-cell>
          <table:table-cell table:style-name="Table2.C6" office:value-type="string">
            <text:p text:style-name="P46">Copy <text:span text:style-name="T125">new </text:span>&gt;</text:p>
          </table:table-cell>
          <table:table-cell table:style-name="Table2.D6" office:value-type="string">
            <text:p text:style-name="P34"><text:span text:style-name="T136">(2) Potential c</text:span>onflict</text:p>
          </table:table-cell>
          <table:table-cell table:style-name="Table2.E6" office:value-type="string">
            <text:p text:style-name="P47"><text:span text:style-name="T128">Replace</text:span> <text:span text:style-name="T125">modified </text:span>&gt;</text:p>
          </table:table-cell>
          <table:table-cell table:style-name="Table2.F6" office:value-type="string">
            <text:p text:style-name="P33"><text:span text:style-name="T121">C</text:span>onflict</text:p>
          </table:table-cell>
          <table:table-cell table:style-name="Table2.G6" office:value-type="string">
            <text:p text:style-name="P34"><text:span text:style-name="T121">C</text:span>onflict</text:p>
          </table:table-cell>
        </table:table-row>
        <table:table-row>
          <table:covered-table-cell/>
          <table:table-cell table:style-name="Table2.B7" office:value-type="string">
            <text:p text:style-name="P66">deleted</text:p>
          </table:table-cell>
          <table:table-cell table:style-name="Table2.C7" office:value-type="string">
            <text:p text:style-name="P51">Only <text:span text:style-name="T116">cleanup metadata</text:span></text:p>
          </table:table-cell>
          <table:table-cell table:style-name="Table2.D7" office:value-type="string">
            <text:p text:style-name="P34"><text:span text:style-name="T121">C</text:span>onflict</text:p>
          </table:table-cell>
          <table:table-cell table:style-name="Table2.E7" office:value-type="string">
            <text:p text:style-name="P51">Delete <text:span text:style-name="T128">missing </text:span>&gt;</text:p>
          </table:table-cell>
          <table:table-cell table:style-name="Table2.F7" office:value-type="string">
            <text:p text:style-name="P34"><text:span text:style-name="T121">C</text:span>onflict</text:p>
          </table:table-cell>
          <table:table-cell table:style-name="Table2.G7" office:value-type="string">
            <text:p text:style-name="P52">Only <text:span text:style-name="T116">cleanup metadata</text:span></text:p>
          </table:table-cell>
        </table:table-row>
      </table:table>
      <text:p text:style-name="P21"/>
      <text:p text:style-name="P83">(1)<text:tab/>Compare mtime of source and target.<text:line-break/><text:span text:style-name="T107">mtime</text:span><text:span text:style-name="T45">(L)</text:span><text:span text:style-name="T107"> &lt; mtime</text:span><text:span text:style-name="T45">(R)</text:span><text:span text:style-name="T135"> → Use remote file<text:line-break/></text:span><text:span text:style-name="T107">mtime</text:span><text:span text:style-name="T45">(L)</text:span><text:span text:style-name="T107"> &gt; mtime</text:span><text:span text:style-name="T45">(R)</text:span><text:span text:style-name="T135"> → Use local file<text:line-break/></text:span><text:span text:style-name="T107">mtime</text:span><text:span text:style-name="T45">(L)</text:span><text:span text:style-name="T107"> == mtime</text:span><text:span text:style-name="T45">(R)</text:span><text:span text:style-name="T58"> and size</text:span><text:span text:style-name="T45">(L)</text:span><text:span text:style-name="T58"> == size</text:span><text:span text:style-name="T45">(R)</text:span><text:span text:style-name="T135"> → Nothing to do<text:line-break/></text:span><text:span text:style-name="T107">mtime</text:span><text:span text:style-name="T45">(L)</text:span><text:span text:style-name="T107"> == mtime</text:span><text:span text:style-name="T45">(R)</text:span><text:span text:style-name="T58"> and size</text:span><text:span text:style-name="T45">(L)</text:span><text:span text:style-name="T58"> </text:span><text:span text:style-name="T60">≠</text:span><text:span text:style-name="T58"> size</text:span><text:span text:style-name="T45">(R)</text:span><text:span text:style-name="T135"> → </text:span><text:span text:style-name="T122">Conflict</text:span><text:span text:style-name="T135">.</text:span></text:p>
      <text:p text:style-name="P86">(*)<text:tab/><text:span text:style-name="T124">TODO: </text:span>This should not be possible?</text:p>
      <text:p text:style-name="P83"><text:span text:style-name="T136">(2)<text:tab/>Same as (1) but if the file that we would replace has status </text:span><text:span text:style-name="T76">modified</text:span><text:span text:style-name="T136">, we treat this as </text:span><text:span text:style-name="T123">Conflict</text:span><text:span text:style-name="T136">.</text:span></text:p>
      <text:p text:style-name="P19">Additional options may be passed to modify the behavior:</text:p>
      <text:list xml:id="list3431498305852045994" text:style-name="L6">
        <text:list-item>
          <text:p text:style-name="P139"><text:span text:style-name="mw_5f_inline_5f_code">--resolve</text:span>: Define a resolving strategy <text:span text:style-name="T136">for conflicted pairs</text:span> (skip, ask, use local, use remote, use newer, use older).</text:p>
        </text:list-item>
      </text:list>
      <text:h text:style-name="P103" text:outline-level="4"><text:bookmark-start text:name="__RefHeading___Toc2969_408069982"/><text:span text:style-name="T148">Special Case: </text:span>No <text:span text:style-name="T147">M</text:span>etadata <text:span text:style-name="T147">A</text:span>vailable<text:bookmark-end text:name="__RefHeading___Toc2969_408069982"/></text:h>
      <text:p text:style-name="P27"><text:span text:style-name="T146">I</text:span>f pyftpsync is run for the first time, or if a new folder was created by a user <text:span text:style-name="T146">since last sync, we don’t have metadata available. All we know is that an entry is </text:span><text:span text:style-name="T81">existing</text:span><text:span text:style-name="T146"> or not. This limits the number of possible classifications:</text:span></text:p>
      <table:table table:name="Table3" table:style-name="Table3">
        <table:table-column table:style-name="Table3.A"/>
        <table:table-column table:style-name="Table3.B"/>
        <table:table-column table:style-name="Table3.C"/>
        <table:table-column table:style-name="Table3.D"/>
        <table:table-row>
          <table:table-cell table:style-name="Table3.A1" table:number-rows-spanned="2" table:number-columns-spanned="2" office:value-type="string">
            <text:p text:style-name="P62">Sync Action</text:p>
          </table:table-cell>
          <table:covered-table-cell/>
          <table:table-cell table:style-name="Table3.C1" table:number-columns-spanned="2" office:value-type="string">
            <text:p text:style-name="P65">Remote <text:span text:style-name="T120">target</text:span></text:p>
          </table:table-cell>
          <table:covered-table-cell/>
        </table:table-row>
        <table:table-row>
          <table:covered-table-cell/>
          <table:covered-table-cell/>
          <table:table-cell table:style-name="Table3.C2" office:value-type="string">
            <text:p text:style-name="P74">None</text:p>
          </table:table-cell>
          <table:table-cell table:style-name="Table3.D2" office:value-type="string">
            <text:p text:style-name="P74">existing</text:p>
          </table:table-cell>
        </table:table-row>
        <table:table-row>
          <table:table-cell table:style-name="Table3.A3" table:number-rows-spanned="2" office:value-type="string">
            <text:p text:style-name="P69">Local <text:span text:style-name="T120">target</text:span></text:p>
          </table:table-cell>
          <table:table-cell table:style-name="Table3.B3" office:value-type="string">
            <text:p text:style-name="P75">None</text:p>
          </table:table-cell>
          <table:table-cell table:style-name="Table3.C3" office:value-type="string">
            <text:p text:style-name="P39">n.a.</text:p>
          </table:table-cell>
          <table:table-cell table:style-name="Table3.D3" office:value-type="string">
            <text:p text:style-name="P42">&lt; <text:span text:style-name="T118">C</text:span>opy <text:span text:style-name="T125">new</text:span></text:p>
          </table:table-cell>
        </table:table-row>
        <table:table-row>
          <table:covered-table-cell/>
          <table:table-cell table:style-name="Table3.B4" office:value-type="string">
            <text:p text:style-name="P75">existing</text:p>
          </table:table-cell>
          <table:table-cell table:style-name="Table3.C4" office:value-type="string">
            <text:p text:style-name="P49">Copy <text:span text:style-name="T128">new </text:span>&gt;</text:p>
          </table:table-cell>
          <table:table-cell table:style-name="Table3.D4" office:value-type="string">
            <text:p text:style-name="P58">(1) Need compare</text:p>
          </table:table-cell>
        </table:table-row>
      </table:table>
      <text:p text:style-name="P23"/>
      <text:p text:style-name="P85">(1)<text:tab/>Compare mtime of source and target.<text:line-break/><text:span text:style-name="T107">mtime</text:span><text:span text:style-name="T45">(L)</text:span><text:span text:style-name="T107"> &lt; mtime</text:span><text:span text:style-name="T45">(R)</text:span><text:span text:style-name="T135"> → Use remote file<text:line-break/></text:span><text:span text:style-name="T107">mtime</text:span><text:span text:style-name="T45">(L)</text:span><text:span text:style-name="T107"> &gt; mtime</text:span><text:span text:style-name="T45">(R)</text:span><text:span text:style-name="T135"> → Use local file<text:line-break/></text:span><text:span text:style-name="T107">mtime</text:span><text:span text:style-name="T45">(L)</text:span><text:span text:style-name="T107"> == mtime</text:span><text:span text:style-name="T45">(R)</text:span><text:span text:style-name="T58"> and size</text:span><text:span text:style-name="T45">(L)</text:span><text:span text:style-name="T58"> == size</text:span><text:span text:style-name="T45">(R)</text:span><text:span text:style-name="T135"> → Nothing to do<text:line-break/></text:span><text:span text:style-name="T107">mtime</text:span><text:span text:style-name="T45">(L)</text:span><text:span text:style-name="T107"> == mtime</text:span><text:span text:style-name="T45">(R)</text:span><text:span text:style-name="T58"> and size</text:span><text:span text:style-name="T45">(L)</text:span><text:span text:style-name="T58"> </text:span><text:span text:style-name="T60">≠</text:span><text:span text:style-name="T58"> size</text:span><text:span text:style-name="T45">(R)</text:span><text:span text:style-name="T135"> → </text:span><text:span text:style-name="T122">Conflict</text:span><text:span text:style-name="T135">.</text:span></text:p>
      <text:p text:style-name="P29"><text:span text:style-name="T151">The classification code will convert (</text:span><text:span text:style-name="T83">existing</text:span><text:span text:style-name="T151">, </text:span><text:span text:style-name="T83">existing</text:span><text:span text:style-name="T151">) pairs to combinations of </text:span><text:span text:style-name="T83">modified</text:span><text:span text:style-name="T151"> and </text:span><text:span text:style-name="T83">unmodified</text:span><text:span text:style-name="T151">, such that the synchronizer will handle them accordingly</text:span>.</text:p>
      <text:h text:style-name="P98" text:outline-level="4"><text:bookmark-start text:name="__RefHeading___Toc2723_408069982"/><text:span text:style-name="T148">Special Case: </text:span>Directories<text:bookmark-end text:name="__RefHeading___Toc2723_408069982"/></text:h>
      <text:p text:style-name="P28">A directory is an entry, so we may have metadata available to decide whether it was created or removed since last sync.</text:p>
      <text:p text:style-name="P146"><text:span text:style-name="T149">However we don’t know if it was </text:span><text:span text:style-name="T82">modified</text:span><text:span text:style-name="T149">, because there is no meaningful </text:span><text:span text:style-name="T115">mtime</text:span><text:span text:style-name="T149"> or </text:span><text:span text:style-name="T59">size</text:span><text:span text:style-name="T149"> value. Figuring out would require a deep traversal, which we currently do not do for performance reasons. Instead we consider directories </text:span><text:span text:style-name="T82">unmodified,</text:span><text:span text:style-name="T149"> so we will </text:span><text:span text:style-name="T152">not</text:span><text:span text:style-name="T149"> detect conflicts when a folder was deleted on one target and modified on the peer.<text:line-break/>We </text:span><text:span text:style-name="T152">do</text:span><text:span text:style-name="T149"> detect changes and conflicts of child entries, since we will traverse folder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table:number-rows-spanned="2" table:number-columns-spanned="2" office:value-type="string">
            <text:p text:style-name="P61">Sync Action</text:p>
          </table:table-cell>
          <table:covered-table-cell/>
          <table:table-cell table:style-name="Table4.C1" table:number-columns-spanned="4" office:value-type="string">
            <text:p text:style-name="P64">Remote <text:span text:style-name="T120">target</text:span></text:p>
          </table:table-cell>
          <table:covered-table-cell/>
          <table:covered-table-cell/>
          <table:covered-table-cell/>
        </table:table-row>
        <table:table-row>
          <table:covered-table-cell/>
          <table:covered-table-cell/>
          <table:table-cell table:style-name="Table4.C2" office:value-type="string">
            <text:p text:style-name="P71">missing</text:p>
          </table:table-cell>
          <table:table-cell table:style-name="Table4.D2" office:value-type="string">
            <text:p text:style-name="P64">new</text:p>
          </table:table-cell>
          <table:table-cell table:style-name="Table4.E2" office:value-type="string">
            <text:p text:style-name="P76">unmodified</text:p>
          </table:table-cell>
          <table:table-cell table:style-name="Table4.F2" office:value-type="string">
            <text:p text:style-name="P64">deleted</text:p>
          </table:table-cell>
        </table:table-row>
        <table:table-row>
          <table:table-cell table:style-name="Table4.A3" table:number-rows-spanned="4" office:value-type="string">
            <text:p text:style-name="P68">Local <text:span text:style-name="T120">target</text:span></text:p>
          </table:table-cell>
          <table:table-cell table:style-name="Table4.B3" office:value-type="string">
            <text:p text:style-name="P73">missing</text:p>
          </table:table-cell>
          <table:table-cell table:style-name="Table4.C3" office:value-type="string">
            <text:p text:style-name="P38">n.a.</text:p>
          </table:table-cell>
          <table:table-cell table:style-name="Table4.D3" office:value-type="string">
            <text:p text:style-name="P41">&lt; <text:span text:style-name="T118">C</text:span>opy <text:span text:style-name="T125">new</text:span></text:p>
          </table:table-cell>
          <table:table-cell table:style-name="Table4.E3" office:value-type="string">
            <text:p text:style-name="P43">&lt; <text:span text:style-name="T118">C</text:span>opy <text:span text:style-name="T125">new</text:span></text:p>
          </table:table-cell>
          <table:table-cell table:style-name="Table4.F3" office:value-type="string">
            <text:p text:style-name="P54">Only <text:span text:style-name="T116">cleanup metadata</text:span></text:p>
          </table:table-cell>
        </table:table-row>
        <table:table-row>
          <table:covered-table-cell/>
          <table:table-cell table:style-name="Table4.B4" office:value-type="string">
            <text:p text:style-name="P68">new</text:p>
          </table:table-cell>
          <table:table-cell table:style-name="Table4.C4" office:value-type="string">
            <text:p text:style-name="P48">Copy <text:span text:style-name="T128">new </text:span>&gt;</text:p>
          </table:table-cell>
          <table:table-cell table:style-name="Table4.D4" office:value-type="string">
            <text:p text:style-name="P57">(1) N<text:span text:style-name="T153">othing to do</text:span></text:p>
          </table:table-cell>
          <table:table-cell table:style-name="Table4.E4" office:value-type="string">
            <text:p text:style-name="P59">(1) N<text:span text:style-name="T153">othing to do</text:span></text:p>
          </table:table-cell>
          <table:table-cell table:style-name="Table4.F4" office:value-type="string">
            <text:p text:style-name="P36"><text:span text:style-name="T121">C</text:span>onflict</text:p>
          </table:table-cell>
        </table:table-row>
        <table:table-row>
          <table:covered-table-cell/>
          <table:table-cell table:style-name="Table4.B5" office:value-type="string">
            <text:p text:style-name="P77">unmodified</text:p>
          </table:table-cell>
          <table:table-cell table:style-name="Table4.C5" office:value-type="string">
            <text:p text:style-name="P50">Copy <text:span text:style-name="T128">new </text:span>&gt;</text:p>
          </table:table-cell>
          <table:table-cell table:style-name="Table4.D5" office:value-type="string">
            <text:p text:style-name="P31">(1) N<text:span text:style-name="T153">othing to do</text:span></text:p>
          </table:table-cell>
          <table:table-cell table:style-name="Table4.E5" office:value-type="string">
            <text:p text:style-name="P31">(1) N<text:span text:style-name="T153">othing to do</text:span></text:p>
          </table:table-cell>
          <table:table-cell table:style-name="Table4.F5" office:value-type="string">
            <text:p text:style-name="P55">&lt; Delete local</text:p>
          </table:table-cell>
        </table:table-row>
        <table:table-row>
          <table:covered-table-cell/>
          <table:table-cell table:style-name="Table4.B6" office:value-type="string">
            <text:p text:style-name="P68">deleted</text:p>
          </table:table-cell>
          <table:table-cell table:style-name="Table4.C6" office:value-type="string">
            <text:p text:style-name="P54">Only <text:span text:style-name="T116">cleanup metadata</text:span></text:p>
          </table:table-cell>
          <table:table-cell table:style-name="Table4.D6" office:value-type="string">
            <text:p text:style-name="P36"><text:span text:style-name="T121">C</text:span>onflict</text:p>
          </table:table-cell>
          <table:table-cell table:style-name="Table4.E6" office:value-type="string">
            <text:p text:style-name="P32">Delete remote &gt;</text:p>
          </table:table-cell>
          <table:table-cell table:style-name="Table4.F6" office:value-type="string">
            <text:p text:style-name="P54">Only <text:span text:style-name="T116">cleanup metadata</text:span></text:p>
          </table:table-cell>
        </table:table-row>
      </table:table>
      <text:p text:style-name="P22"/>
      <text:p text:style-name="P84">(1)<text:tab/><text:span text:style-name="T150">Nothing to do: Simply traverse child entries</text:span>.</text:p>
      <text:p text:style-name="P101"/>
      <text:h text:style-name="P117" text:outline-level="3"><text:bookmark-start text:name="__RefHeading___Toc1481_209583328"/>Upload Syn<text:span text:style-name="T128">chronization</text:span><text:bookmark-end text:name="__RefHeading___Toc1481_209583328"/></text:h>
      <text:p text:style-name="P3">Basically a subset of Bi-Directional synchronization where the local target is treated as read-only (except for writing to the metadata file .pyftpsync-meta-json).</text:p>
      <text:p text:style-name="P20">In Upload (and Download) mode we only replace files with newer versions (and only if they are not conflicted).<text:line-break/>Additional options may be passed to modify this behavior:</text:p>
      <text:list xml:id="list3604141278956119642" text:style-name="L7">
        <text:list-item>
          <text:p text:style-name="P140"><text:span text:style-name="mw_5f_inline_5f_code">--force</text:span><text:span text:style-name="T129">: always replace files on remote, even if local version is older (but still only if not conflicted).</text:span></text:p>
        </text:list-item>
        <text:list-item>
          <text:p text:style-name="P140"><text:span text:style-name="mw_5f_inline_5f_code">--delete</text:span><text:span text:style-name="T129">: remove files on remote if they don't exist on local.</text:span></text:p>
        </text:list-item>
        <text:list-item>
          <text:p text:style-name="P141"><text:span text:style-name="mw_5f_inline_5f_code">--delete-unmatched</text:span><text:span text:style-name="T129">: remove files on remote if they don't match the custom filter (implies -</text:span><text:span text:style-name="mw_5f_inline_5f_code">-delete)</text:span><text:span text:style-name="T129">.</text:span></text:p>
        </text:list-item>
        <text:list-item>
          <text:p text:style-name="P142">--resolve: provide a conflict resolution strategy.</text:p>
        </text:list-item>
      </text:list>
      <text:h text:style-name="P114" text:outline-level="3"><text:bookmark-start text:name="__RefHeading___Toc1308_787258444"/>Download Syn<text:span text:style-name="T128">chronization</text:span><text:bookmark-end text:name="__RefHeading___Toc1308_787258444"/></text:h>
      <text:p text:style-name="P3">Basically a subset of Bi-Directional synchronization where the remote target is treated as read-only.</text:p>
      <text:h text:style-name="P105" text:outline-level="1"><text:bookmark-start text:name="__RefHeading___Toc1312_787258444"/>Command Line Interface<text:bookmark-end text:name="__RefHeading___Toc1312_787258444"/></text:h>
      <text:p text:style-name="P18">The command line interface is a front end to the pyftpsync library, that adds this functionality:</text:p>
      <text:list xml:id="list7225778101573718889" text:style-name="L8">
        <text:list-item>
          <text:p text:style-name="P143">Allow to instantiate and configure the synchronizer and targets, based on URL strings</text:p>
        </text:list-item>
        <text:list-item>
          <text:p text:style-name="P143">Allow to pass flags to configure the synchronization process <text:span text:style-name="T132">and define filter patterns</text:span></text:p>
        </text:list-item>
        <text:list-item>
          <text:p text:style-name="P143">Maintain credentials in the system keyring</text:p>
        </text:list-item>
        <text:list-item>
          <text:p text:style-name="P143">Display progress status and statisti<text:span text:style-name="T132">c</text:span>s</text:p>
        </text:list-item>
        <text:list-item>
          <text:p text:style-name="P144">Provide a dry-run mode</text:p>
        </text:list-item>
        <text:list-item>
          <text:p text:style-name="P143">Prompt for resolution if conflicts are detected</text:p>
        </text:list-item>
      </text:list>
      <text:h text:style-name="P108" text:outline-level="1"><text:bookmark-start text:name="__RefHeading___Toc2605_469076640"/>Appendix 1: Test Fixture<text:bookmark-end text:name="__RefHeading___Toc2605_469076640"/></text:h>
      <text:p text:style-name="P150">This test fixture is used by some of the unit tests.</text:p>
      <text:p text:style-name="mw_5f_code"><text:s text:c="24"/>Local <text:s text:c="10"/>Remote</text:p>
      <text:p text:style-name="mw_5f_code">------------------------------------------------------------------------------</text:p>
      <text:p text:style-name="mw_5f_code">file1.txt <text:s text:c="14"/>12:00 <text:s text:c="10"/>12:00 <text:s text:c="7"/>(unmodified)</text:p>
      <text:p text:style-name="mw_5f_code">file2.txt <text:s text:c="14"/>13:00 <text:s text:c="10"/>12:00</text:p>
      <text:p text:style-name="mw_5f_code">file3.txt <text:s text:c="16"/>x <text:s text:c="12"/>12:00</text:p>
      <text:p text:style-name="mw_5f_code">file4.txt <text:s text:c="14"/>12:00 <text:s text:c="10"/>13:00</text:p>
      <text:p text:style-name="mw_5f_code">file5.txt <text:s text:c="14"/>12:00 <text:s text:c="12"/>x</text:p>
      <text:p text:style-name="mw_5f_code">file6.txt <text:s text:c="14"/>13:00 <text:s text:c="10"/>13:00:05 <text:s text:c="4"/>CONFLICT!</text:p>
      <text:p text:style-name="mw_5f_code">file7.txt <text:s text:c="14"/>13:00:05 <text:s text:c="7"/>13:00 <text:s text:c="7"/>CONFLICT!</text:p>
      <text:p text:style-name="mw_5f_code">file8.txt <text:s text:c="16"/>x <text:s text:c="12"/>13:00 <text:s text:c="7"/>CONFLICT!</text:p>
      <text:p text:style-name="mw_5f_code">file9.txt <text:s text:c="14"/>13:00 <text:s text:c="12"/>x <text:s text:c="9"/>CONFLICT!</text:p>
      <text:p text:style-name="mw_5f_code"></text:p>
      <text:p text:style-name="mw_5f_code">folder1/file1_1.txt <text:s text:c="4"/>12.00 <text:s text:c="10"/>12:00 <text:s text:c="7"/>(unmodified)</text:p>
      <text:p text:style-name="mw_5f_code">folder2/file2_1.txt <text:s text:c="4"/>13.00 <text:s text:c="10"/>12:00</text:p>
      <text:p text:style-name="mw_5f_code">folder3/file3_1.txt <text:s text:c="6"/>x <text:s text:c="12"/>12:00 <text:s text:c="7"/>(folder deleted)</text:p>
      <text:p text:style-name="mw_5f_code">folder4/file4_1.txt <text:s text:c="6"/>x <text:s text:c="12"/>13:00 <text:s text:c="7"/>(*) undetected CONFLICT!</text:p>
      <text:p text:style-name="mw_5f_code">folder5/file5_1.txt <text:s text:c="4"/>12:00 <text:s text:c="10"/>13:00</text:p>
      <text:p text:style-name="mw_5f_code">folder6/file6_1.txt <text:s text:c="4"/>12:00 <text:s text:c="12"/>x <text:s text:c="9"/>(folder deleted)</text:p>
      <text:p text:style-name="mw_5f_code">folder7/file7_1.txt <text:s text:c="4"/>13:00 <text:s text:c="12"/>x <text:s text:c="9"/>(*) undetected CONFLICT!</text:p>
      <text:p text:style-name="mw_5f_code"></text:p>
      <text:p text:style-name="mw_5f_code">new_file1.txt <text:s text:c="10"/>13:00 <text:s text:c="12"/>-</text:p>
      <text:p text:style-name="mw_5f_code">new_file2.txt <text:s text:c="12"/>- <text:s text:c="12"/>13:00</text:p>
      <text:p text:style-name="mw_5f_code">new_file3.txt <text:s text:c="10"/>13:00 <text:s text:c="10"/>13:00 <text:s text:c="7"/>(same size)</text:p>
      <text:p text:style-name="mw_5f_code">new_file4.txt <text:s text:c="10"/>13:00 <text:s text:c="10"/>13:00 <text:s text:c="7"/>CONFLICT! (different size)</text:p>
      <text:p text:style-name="mw_5f_code">new_file5.txt <text:s text:c="10"/>13:00 <text:s text:c="10"/>13:00:05 <text:s text:c="4"/>CONFLICT!</text:p>
      <text:p text:style-name="mw_5f_code">new_file6.txt <text:s text:c="10"/>13:00:05 <text:s text:c="7"/>13:00 <text:s text:c="7"/>CONFLICT!</text:p>
      <text:p text:style-name="mw_5f_code"></text:p>
      <text:p text:style-name="mw_5f_code">NOTE: (*) currently conflicts are NOT detected, when a file is edited on one</text:p>
      <text:p text:style-name="mw_5f_code"><text:s text:c="8"/>target and the parent folder is removed on the peer target.</text:p>
      <text:p text:style-name="mw_5f_code"><text:s text:c="8"/>The folder will be removed on sync!</text:p>
      <text:p text:style-name="mw_5f_cod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Courier New1" svg:font-family="'Courier New'" style:font-family-generic="modern" style:font-pitch="fixed"/>
    <style:font-face style:name="Andale Mono" svg:font-family="'Andale Mono'" style:font-pitch="variable"/>
    <style:font-face style:name="Andale Mono1" svg:font-family="'Andale Mono'" style:font-adornments="Regular" style:font-pitch="variable"/>
    <style:font-face style:name="Liberation Serif1" svg:font-family="'Liberation Serif'"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mw_5f_glossary" style:display-name="mw_glossary" style:family="paragraph" style:parent-style-name="Text_20_body" style:master-page-name="">
      <loext:graphic-properties draw:fill="none" draw:fill-color="#729fcf"/>
      <style:paragraph-properties fo:margin-left="3.5cm" fo:margin-right="0cm" fo:margin-top="0cm" fo:margin-bottom="0.25cm" loext:contextual-spacing="true" fo:keep-together="always" fo:text-indent="-2.499cm" style:auto-text-indent="false" style:page-number="auto" fo:background-color="transparent" style:shadow="none">
        <style:tab-stops>
          <style:tab-stop style:position="3.5cm"/>
        </style:tab-stops>
      </style:paragraph-properties>
      <style:text-properties fo:language="en" fo:country="US"/>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Marginalia" style:family="paragraph" style:parent-style-name="Text_20_body" style:class="text"/>
    <style:style style:name="Text_20_body_20_indent" style:display-name="Text body indent" style:family="paragraph" style:parent-style-name="Text_20_body" style:class="text"/>
    <style:style style:name="mw_5f_code" style:display-name="mw_code" style:family="paragraph" style:parent-style-name="Text_20_body" style:master-page-name="">
      <loext:graphic-properties draw:fill-image-width="0cm" draw:fill-image-height="0cm"/>
      <style:paragraph-properties fo:margin-left="1cm" fo:margin-right="1cm" fo:margin-top="0cm" fo:margin-bottom="0.25cm" loext:contextual-spacing="true" fo:orphans="4" fo:widows="4" fo:text-indent="0cm" style:auto-text-indent="false" style:page-number="auto" fo:padding="0.049cm" fo:border="0.06pt solid #808080" style:shadow="none" style:writing-mode="lr-tb">
        <style:tab-stops/>
      </style:paragraph-properties>
      <style:text-properties style:font-name="Courier New" fo:font-family="'Courier New'" style:font-family-generic="modern" style:font-pitch="variable" fo:font-size="9pt" fo:language="zxx" fo:country="none" officeooo:rsid="0092eb66" style:font-size-asian="9pt" style:font-size-complex="9pt"/>
    </style:style>
    <style:style style:name="Heading_20_4" style:display-name="Heading 4" style:family="paragraph" style:parent-style-name="Heading" style:default-outline-level="4" style:list-style-name="" style:class="text">
      <style:paragraph-properties style:writing-mode="lr-tb"/>
    </style:style>
    <style:style style:name="Contents_20_4" style:display-name="Contents 4" style:family="paragraph" style:parent-style-name="Index" style:default-outline-level="" style:class="index" style:master-page-name="">
      <style:paragraph-properties fo:margin-left="1.499cm" fo:margin-right="0cm" fo:text-indent="0cm" style:auto-text-indent="false" style:page-number="auto" style:writing-mode="lr-tb">
        <style:tab-stops>
          <style:tab-stop style:position="15.4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mw_5f_inline_5f_code" style:display-name="mw_inline_code" style:family="text">
      <style:text-properties style:font-name="Andale Mono1" fo:font-family="'Andale Mono'" style:font-style-name="Regular" style:font-pitch="variable" fo:font-size="10pt" fo:language="en" fo:country="US" officeooo:rsid="00b9bbee"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5075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file-name text:display="name-and-extension">pyftpsync-spec.odt</text:file-name><text:tab/><text:tab/><text:date style:data-style-name="N84" text:date-value="2017-10-18T21:51:39.800564814">2017-10-18</text:date></text:p>
      </style:header>
      <style:footer>
        <text:p text:style-name="Footer"><text:tab/><text:tab/><text:span text:style-name="MT1">Page </text:span><text:page-number text:select-page="current">12</text:page-number> <text:span text:style-name="MT1">of </text:span><text:page-count>12</text:page-count></text:p>
      </style:footer>
    </style:master-page>
    <style:master-page style:name="Landscap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6T20:29:40.605146000</meta:creation-date>
    <dc:date>2017-10-18T21:51:39.708442000</dc:date>
    <meta:editing-duration>P5DT11H27M11S</meta:editing-duration>
    <meta:editing-cycles>243</meta:editing-cycles>
    <meta:generator>LibreOffice/5.2.7.2$MacOSX_X86_64 LibreOffice_project/2b7f1e640c46ceb28adf43ee075a6e8b8439ed10</meta:generator>
    <meta:document-statistic meta:table-count="3" meta:image-count="0" meta:object-count="0" meta:page-count="12" meta:paragraph-count="315" meta:word-count="2673" meta:character-count="17615" meta:non-whitespace-character-count="14140"/>
  </office:meta>
</office:document-meta>
</file>